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withoutfill">
      <style:graphic-properties draw:stroke="solid" draw:stroke-dash="Ultrafine_20_Dashed" svg:stroke-width="0.508cm" draw:marker-start-width="1.727cm" draw:marker-end-width="1.727cm" svg:stroke-opacity="55%" draw:stroke-linejoin="round" draw:fill="none" draw:textarea-vertical-align="middle" fo:padding-top="0.379cm" fo:padding-bottom="0.379cm" fo:padding-left="0.504cm" fo:padding-right="0.504cm"/>
    </style:style>
    <style:style style:name="gr2" style:family="graphic" style:parent-style-name="objectwithoutfill">
      <style:graphic-properties svg:stroke-width="0.508cm" draw:marker-start-width="1.727cm" draw:marker-end-width="1.727cm" svg:stroke-opacity="55%" draw:fill="none" draw:textarea-vertical-align="middle" fo:padding-top="0.379cm" fo:padding-bottom="0.379cm" fo:padding-left="0.504cm" fo:padding-right="0.504cm"/>
    </style:style>
    <style:style style:name="P1" style:family="paragraph">
      <loext:graphic-properties draw:fill="none"/>
      <style:paragraph-properties fo:text-align="center"/>
    </style:style>
  </office:automatic-styles>
  <office:body>
    <office:drawing>
      <draw:page draw:name="page1" draw:style-name="dp1" draw:master-page-name="Default">
        <draw:g>
          <draw:path draw:style-name="gr1" draw:text-style-name="P1" draw:layer="layout" svg:width="27.599cm" svg:height="7.078cm" draw:transform="skewX (0.000523598775598278) rotate (1.74532925199433) translate (30.1652041283164cm 32.5079186013949cm)" svg:viewBox="0 0 27600 7079" svg:d="M0 0c475 79 927 28 1417 28 651-1 1226 189 1839 263 616 74 1231 159 1841 262s1202 315 1820 354c530 33 1028 273 1558 248 574-27 1098 153 1658 223 690 87 1376 238 2036 449 508 162 1046 188 1509 475 446 277 957 387 1443 555 529 184 1067 341 1589 541 586 225 1130 565 1740 716 647 160 1043 667 1580 1014 472 305 922 613 1353 964 521 424 1121 796 1791 917 669 120 1367 90 2019-126 572-189 1199-354 1607-833 320-375 839-748 798-1251-44-520-870-757-1368-253-342 345-926 1063-1502 571l-442-145-533-164-146 15">
            <text:p/>
          </draw:path>
          <draw:path draw:style-name="gr1" draw:text-style-name="P1" draw:layer="layout" svg:width="6.027cm" svg:height="3.637cm" draw:transform="skewX (-0.00191986217719375) rotate (1.02084307949148) translate (26.642727302558cm 7.35920697153427cm)" svg:viewBox="0 0 6028 3638" svg:d="M4359 2237c627 253 900-399 1234-739 317-324 836-1425-85-1492-623-45-1225 163-1765 450-435 232-864 481-1296 721-487 270-1025 462-1459 810-422 339-1136 711-961 1329 180 634 939 139 1396 127 518-15 882-387 1324-576l184-50">
            <text:p/>
          </draw:path>
          <draw:path draw:style-name="gr1" draw:text-style-name="P1" draw:layer="layout" svg:width="4.721cm" svg:height="4.848cm" draw:transform="skewX (0.00209439510239317) rotate (2.31483018692008) translate (27.7791741873405cm 9.2170427562525cm)" svg:viewBox="0 0 4722 4849" svg:d="M3418 4837c428 13 1479 120 1279-688-138-554-386-1102-787-1509-553-560-1124-1101-1705-1639-364-338-858-483-1213-820-494-467-1278 53-886 622l99 558 229 295">
            <text:p/>
          </draw:path>
          <draw:path draw:style-name="gr1" draw:text-style-name="P1" draw:layer="layout" svg:width="5.541cm" svg:height="4.408cm" draw:transform="skewX (0.00157079632679492) rotate (2.11621171804312) translate (25.5761451416331cm 9.02861610481275cm)" svg:viewBox="0 0 5542 4409" svg:d="M3977 4387c504 60 1195 26 1464-529 325-668-205-1280-605-1685-402-406-853-784-1402-988-574-214-1049-632-1659-771-494-113-991-550-1479-372-680 249-17 1135 297 1480l566 488 322 270">
            <text:p/>
          </draw:path>
          <draw:path draw:style-name="gr1" draw:text-style-name="P1" draw:layer="layout" svg:width="4.835cm" svg:height="2.294cm" draw:transform="skewX (-0.000698131700797685) rotate (-1.83259571459405) translate (25.7755821502566cm 4.86052456485336cm)" svg:viewBox="0 0 4836 2295" svg:d="M2924 74c583 36 1280-284 1748 180 532 527-369 868-768 1028-458 183-932 236-1382 402-466 173-925 380-1417 460l-472 10-498 111-135 30">
            <text:p/>
          </draw:path>
          <draw:path draw:style-name="gr1" draw:text-style-name="P1" draw:layer="layout" svg:width="23.159cm" svg:height="19.423cm" draw:transform="skewX (0.00191986217719373) rotate (2.19021367832768) translate (21.7717585838989cm 32.1517263879807cm)" svg:viewBox="0 0 23160 19424" svg:d="M21586 19376c477-90 1171 321 1480-317 275-568-109-1096-448-1465-338-368-576-808-906-1176-352-392-639-834-980-1232-339-395-609-859-1009-1196-428-360-817-758-1289-1061-404-259-827-495-1220-773-425-300-940-364-1419-516-521-165-1070-183-1598-362-487-165-931-404-1370-655-474-270-1012-336-1501-638-448-277-846-574-1265-866-456-318-859-712-1346-989-455-259-712-732-1122-1049-416-322-812-664-1216-1004-499-420-1045-799-1451-1306-441-550-1042-866-1498-1399-341-400-796-685-1187-1041-417-379-831-759-1175-1208l-346-387-419-443-301-293">
            <text:p/>
          </draw:path>
        </draw:g>
      </draw:page>
      <draw:page draw:name="page2" draw:style-name="dp1" draw:master-page-name="Default">
        <draw:g>
          <draw:path draw:style-name="gr1" draw:text-style-name="P1" draw:layer="layout" svg:width="27.599cm" svg:height="7.078cm" draw:transform="skewX (0.00052359877559824) rotate (1.91986217719376) translate (33.0038963381877cm 31.1294894968211cm)" svg:viewBox="0 0 27600 7079" svg:d="M0 0c475 79 927 28 1417 28 651-1 1226 189 1839 263 616 74 1231 159 1841 262s1202 315 1820 354c530 33 1028 273 1558 248 574-27 1098 153 1658 223 690 87 1376 238 2036 449 508 162 1046 188 1509 475 446 277 957 387 1443 555 529 184 1067 341 1589 541 586 225 1130 565 1740 716 647 160 1043 667 1580 1014 472 305 922 613 1353 964 521 424 1121 796 1791 917 669 120 1367 90 2019-126 572-189 1199-354 1607-833 320-375 839-748 798-1251-44-520-870-757-1368-253-342 345-926 1063-1502 571l-442-145-533-164-146 15">
            <text:p/>
          </draw:path>
          <draw:path draw:style-name="gr1" draw:text-style-name="P1" draw:layer="layout" svg:width="6.027cm" svg:height="3.637cm" draw:transform="skewX (-0.00191986217719375) rotate (1.19537600469092) translate (25.1679059051785cm 6.97451498713298cm)" svg:viewBox="0 0 6028 3638" svg:d="M4359 2237c627 253 900-399 1234-739 317-324 836-1425-85-1492-623-45-1225 163-1765 450-435 232-864 481-1296 721-487 270-1025 462-1459 810-422 339-1136 711-961 1329 180 634 939 139 1396 127 518-15 882-387 1324-576l184-50">
            <text:p/>
          </draw:path>
          <draw:path draw:style-name="gr1" draw:text-style-name="P1" draw:layer="layout" svg:width="4.721cm" svg:height="4.848cm" draw:transform="skewX (0.00209439510239326) rotate (2.48936311211951) translate (26.6096974066196cm 8.60678414118926cm)" svg:viewBox="0 0 4722 4849" svg:d="M3418 4837c428 13 1479 120 1279-688-138-554-386-1102-787-1509-553-560-1124-1101-1705-1639-364-338-858-483-1213-820-494-467-1278 53-886 622l99 558 229 295">
            <text:p/>
          </draw:path>
          <draw:path draw:style-name="gr1" draw:text-style-name="P1" draw:layer="layout" svg:width="5.541cm" svg:height="4.408cm" draw:transform="skewX (0.00157079632679493) rotate (2.29074464324256) translate (24.4074173776495cm 8.80377209311167cm)" svg:viewBox="0 0 5542 4409" svg:d="M3977 4387c504 60 1195 26 1464-529 325-668-205-1280-605-1685-402-406-853-784-1402-988-574-214-1049-632-1659-771-494-113-991-550-1479-372-680 249-17 1135 297 1480l566 488 322 270">
            <text:p/>
          </draw:path>
          <draw:path draw:style-name="gr1" draw:text-style-name="P1" draw:layer="layout" svg:width="4.835cm" svg:height="2.294cm" draw:transform="skewX (-0.000698131700797721) rotate (-1.65806278939461) translate (23.8800429897166cm 4.66437135618827cm)" svg:viewBox="0 0 4836 2295" svg:d="M2924 74c583 36 1280-284 1748 180 532 527-369 868-768 1028-458 183-932 236-1382 402-466 173-925 380-1417 460l-472 10-498 111-135 30">
            <text:p/>
          </draw:path>
          <draw:path draw:style-name="gr1" draw:text-style-name="P1" draw:layer="layout" svg:width="23.159cm" svg:height="19.423cm" draw:transform="skewX (0.0019198621771938) rotate (2.36474660352712) translate (24.676113962801cm 32.2362151666229cm)" svg:viewBox="0 0 23160 19424" svg:d="M21586 19376c477-90 1171 321 1480-317 275-568-109-1096-448-1465-338-368-576-808-906-1176-352-392-639-834-980-1232-339-395-609-859-1009-1196-428-360-817-758-1289-1061-404-259-827-495-1220-773-425-300-940-364-1419-516-521-165-1070-183-1598-362-487-165-931-404-1370-655-474-270-1012-336-1501-638-448-277-846-574-1265-866-456-318-859-712-1346-989-455-259-712-732-1122-1049-416-322-812-664-1216-1004-499-420-1045-799-1451-1306-441-550-1042-866-1498-1399-341-400-796-685-1187-1041-417-379-831-759-1175-1208l-346-387-419-443-301-293">
            <text:p/>
          </draw:path>
        </draw:g>
      </draw:page>
      <draw:page draw:name="page3" draw:style-name="dp1" draw:master-page-name="Default">
        <draw:g>
          <draw:path draw:style-name="gr1" draw:text-style-name="P1" draw:layer="layout" svg:width="27.599cm" svg:height="7.078cm" draw:transform="skewX (0.00052359877559824) rotate (2.0943951023932) translate (34.3227563101021cm 30.5947198751839cm)" svg:viewBox="0 0 27600 7079" svg:d="M0 0c475 79 927 28 1417 28 651-1 1226 189 1839 263 616 74 1231 159 1841 262s1202 315 1820 354c530 33 1028 273 1558 248 574-27 1098 153 1658 223 690 87 1376 238 2036 449 508 162 1046 188 1509 475 446 277 957 387 1443 555 529 184 1067 341 1589 541 586 225 1130 565 1740 716 647 160 1043 667 1580 1014 472 305 922 613 1353 964 521 424 1121 796 1791 917 669 120 1367 90 2019-126 572-189 1199-354 1607-833 320-375 839-748 798-1251-44-520-870-757-1368-253-342 345-926 1063-1502 571l-442-145-533-164-146 15">
            <text:p/>
          </draw:path>
          <draw:path draw:style-name="gr1" draw:text-style-name="P1" draw:layer="layout" svg:width="6.027cm" svg:height="3.637cm" draw:transform="skewX (-0.00191986217719379) rotate (1.36990892989035) translate (22.4113448739466cm 8.16741916313833cm)" svg:viewBox="0 0 6028 3638" svg:d="M4359 2237c627 253 900-399 1234-739 317-324 836-1425-85-1492-623-45-1225 163-1765 450-435 232-864 481-1296 721-487 270-1025 462-1459 810-422 339-1136 711-961 1329 180 634 939 139 1396 127 518-15 882-387 1324-576l184-50">
            <text:p/>
          </draw:path>
          <draw:path draw:style-name="gr1" draw:text-style-name="P1" draw:layer="layout" svg:width="4.721cm" svg:height="4.848cm" draw:transform="skewX (0.00209439510239316) rotate (2.66389603731894) translate (24.1146728868568cm 9.52452601425472cm)" svg:viewBox="0 0 4722 4849" svg:d="M3418 4837c428 13 1479 120 1279-688-138-554-386-1102-787-1509-553-560-1124-1101-1705-1639-364-338-858-483-1213-820-494-467-1278 53-886 622l99 558 229 295">
            <text:p/>
          </draw:path>
          <draw:path draw:style-name="gr1" draw:text-style-name="P1" draw:layer="layout" svg:width="5.541cm" svg:height="4.408cm" draw:transform="skewX (0.00157079632679485) rotate (2.46527756844199) translate (21.9800570388967cm 10.1009431903008cm)" svg:viewBox="0 0 5542 4409" svg:d="M3977 4387c504 60 1195 26 1464-529 325-668-205-1280-605-1685-402-406-853-784-1402-988-574-214-1049-632-1659-771-494-113-991-550-1479-372-680 249-17 1135 297 1480l566 488 322 270">
            <text:p/>
          </draw:path>
          <draw:path draw:style-name="gr1" draw:text-style-name="P1" draw:layer="layout" svg:width="4.835cm" svg:height="2.294cm" draw:transform="skewX (-0.000698131700797725) rotate (-1.48352986419518) translate (20.7418952583205cm 6.11600685316696cm)" svg:viewBox="0 0 4836 2295" svg:d="M2924 74c583 36 1280-284 1748 180 532 527-369 868-768 1028-458 183-932 236-1382 402-466 173-925 380-1417 460l-472 10-498 111-135 30">
            <text:p/>
          </draw:path>
          <draw:path draw:style-name="gr1" draw:text-style-name="P1" draw:layer="layout" svg:width="23.159cm" svg:height="19.423cm" draw:transform="skewX (0.00191986217719373) rotate (2.53927952872655) translate (26.3136725571611cm 33.130736128755cm)" svg:viewBox="0 0 23160 19424" svg:d="M21586 19376c477-90 1171 321 1480-317 275-568-109-1096-448-1465-338-368-576-808-906-1176-352-392-639-834-980-1232-339-395-609-859-1009-1196-428-360-817-758-1289-1061-404-259-827-495-1220-773-425-300-940-364-1419-516-521-165-1070-183-1598-362-487-165-931-404-1370-655-474-270-1012-336-1501-638-448-277-846-574-1265-866-456-318-859-712-1346-989-455-259-712-732-1122-1049-416-322-812-664-1216-1004-499-420-1045-799-1451-1306-441-550-1042-866-1498-1399-341-400-796-685-1187-1041-417-379-831-759-1175-1208l-346-387-419-443-301-293">
            <text:p/>
          </draw:path>
        </draw:g>
      </draw:page>
      <draw:page draw:name="page4" draw:style-name="dp1" draw:master-page-name="Default">
        <draw:g>
          <draw:path draw:style-name="gr1" draw:text-style-name="P1" draw:layer="layout" svg:width="27.599cm" svg:height="7.078cm" draw:transform="skewX (0.000523598775598392) rotate (2.26892802759263) translate (34.6550775826877cm 27.7184824382951cm)" svg:viewBox="0 0 27600 7079" svg:d="M0 0c475 79 927 28 1417 28 651-1 1226 189 1839 263 616 74 1231 159 1841 262s1202 315 1820 354c530 33 1028 273 1558 248 574-27 1098 153 1658 223 690 87 1376 238 2036 449 508 162 1046 188 1509 475 446 277 957 387 1443 555 529 184 1067 341 1589 541 586 225 1130 565 1740 716 647 160 1043 667 1580 1014 472 305 922 613 1353 964 521 424 1121 796 1791 917 669 120 1367 90 2019-126 572-189 1199-354 1607-833 320-375 839-748 798-1251-44-520-870-757-1368-253-342 345-926 1063-1502 571l-442-145-533-164-146 15">
            <text:p/>
          </draw:path>
          <draw:path draw:style-name="gr1" draw:text-style-name="P1" draw:layer="layout" svg:width="6.027cm" svg:height="3.637cm" draw:transform="skewX (-0.00191986217719377) rotate (1.54444185508978) translate (19.0301673524086cm 7.70029770726584cm)" svg:viewBox="0 0 6028 3638" svg:d="M4359 2237c627 253 900-399 1234-739 317-324 836-1425-85-1492-623-45-1225 163-1765 450-435 232-864 481-1296 721-487 270-1025 462-1459 810-422 339-1136 711-961 1329 180 634 939 139 1396 127 518-15 882-387 1324-576l184-50">
            <text:p/>
          </draw:path>
          <draw:path draw:style-name="gr1" draw:text-style-name="P1" draw:layer="layout" svg:width="4.721cm" svg:height="4.848cm" draw:transform="skewX (0.00209439510239324) rotate (2.83842896251838) translate (20.943277117041cm 8.74100725050036cm)" svg:viewBox="0 0 4722 4849" svg:d="M3418 4837c428 13 1479 120 1279-688-138-554-386-1102-787-1509-553-560-1124-1101-1705-1639-364-338-858-483-1213-820-494-467-1278 53-886 622l99 558 229 295">
            <text:p/>
          </draw:path>
          <draw:path draw:style-name="gr1" draw:text-style-name="P1" draw:layer="layout" svg:width="5.541cm" svg:height="4.408cm" draw:transform="skewX (0.00157079632679493) rotate (2.63981049364142) translate (18.9411846724636cm 9.67933950645718cm)" svg:viewBox="0 0 5542 4409" svg:d="M3977 4387c504 60 1195 26 1464-529 325-668-205-1280-605-1685-402-406-853-784-1402-988-574-214-1049-632-1659-771-494-113-991-550-1479-372-680 249-17 1135 297 1480l566 488 322 270">
            <text:p/>
          </draw:path>
          <draw:path draw:style-name="gr1" draw:text-style-name="P1" draw:layer="layout" svg:width="4.835cm" svg:height="2.294cm" draw:transform="skewX (-0.00069813170079777) rotate (-1.30899693899575) translate (17.0298564184066cm 5.96994784324159cm)" svg:viewBox="0 0 4836 2295" svg:d="M2924 74c583 36 1280-284 1748 180 532 527-369 868-768 1028-458 183-932 236-1382 402-466 173-925 380-1417 460l-472 10-498 111-135 30">
            <text:p/>
          </draw:path>
          <draw:path draw:style-name="gr1" draw:text-style-name="P1" draw:layer="layout" svg:width="23.159cm" svg:height="19.423cm" draw:transform="skewX (0.00191986217719373) rotate (2.71381245392598) translate (27.2080444092337cm 31.6067337050569cm)" svg:viewBox="0 0 23160 19424" svg:d="M21586 19376c477-90 1171 321 1480-317 275-568-109-1096-448-1465-338-368-576-808-906-1176-352-392-639-834-980-1232-339-395-609-859-1009-1196-428-360-817-758-1289-1061-404-259-827-495-1220-773-425-300-940-364-1419-516-521-165-1070-183-1598-362-487-165-931-404-1370-655-474-270-1012-336-1501-638-448-277-846-574-1265-866-456-318-859-712-1346-989-455-259-712-732-1122-1049-416-322-812-664-1216-1004-499-420-1045-799-1451-1306-441-550-1042-866-1498-1399-341-400-796-685-1187-1041-417-379-831-759-1175-1208l-346-387-419-443-301-293">
            <text:p/>
          </draw:path>
        </draw:g>
      </draw:page>
      <draw:page draw:name="page5" draw:style-name="dp1" draw:master-page-name="Default">
        <draw:g>
          <draw:path draw:style-name="gr1" draw:text-style-name="P1" draw:layer="layout" svg:width="27.599cm" svg:height="7.078cm" draw:transform="skewX (0.000523598775598239) rotate (2.44346095279206) translate (37.3390097353298cm 24.960316462733cm)" svg:viewBox="0 0 27600 7079" svg:d="M0 0c475 79 927 28 1417 28 651-1 1226 189 1839 263 616 74 1231 159 1841 262s1202 315 1820 354c530 33 1028 273 1558 248 574-27 1098 153 1658 223 690 87 1376 238 2036 449 508 162 1046 188 1509 475 446 277 957 387 1443 555 529 184 1067 341 1589 541 586 225 1130 565 1740 716 647 160 1043 667 1580 1014 472 305 922 613 1353 964 521 424 1121 796 1791 917 669 120 1367 90 2019-126 572-189 1199-354 1607-833 320-375 839-748 798-1251-44-520-870-757-1368-253-342 345-926 1063-1502 571l-442-145-533-164-146 15">
            <text:p/>
          </draw:path>
          <draw:path draw:style-name="gr1" draw:text-style-name="P1" draw:layer="layout" svg:width="6.027cm" svg:height="3.637cm" draw:transform="skewX (-0.00191986217719376) rotate (1.71897478028922) translate (18.4753557016879cm 7.9594901260821cm)" svg:viewBox="0 0 6028 3638" svg:d="M4359 2237c627 253 900-399 1234-739 317-324 836-1425-85-1492-623-45-1225 163-1765 450-435 232-864 481-1296 721-487 270-1025 462-1459 810-422 339-1136 711-961 1329 180 634 939 139 1396 127 518-15 882-387 1324-576l184-50">
            <text:p/>
          </draw:path>
          <draw:path draw:style-name="gr1" draw:text-style-name="P1" draw:layer="layout" svg:width="4.721cm" svg:height="4.848cm" draw:transform="skewX (0.00209439510239321) rotate (3.01296188771781) translate (20.5401183459246cm 8.652180928588cm)" svg:viewBox="0 0 4722 4849" svg:d="M3418 4837c428 13 1479 120 1279-688-138-554-386-1102-787-1509-553-560-1124-1101-1705-1639-364-338-858-483-1213-820-494-467-1278 53-886 622l99 558 229 295">
            <text:p/>
          </draw:path>
          <draw:path draw:style-name="gr1" draw:text-style-name="P1" draw:layer="layout" svg:width="5.541cm" svg:height="4.408cm" draw:transform="skewX (0.00157079632679489) rotate (2.81434341884086) translate (18.7313818705506cm 9.92391751367733cm)" svg:viewBox="0 0 5542 4409" svg:d="M3977 4387c504 60 1195 26 1464-529 325-668-205-1280-605-1685-402-406-853-784-1402-988-574-214-1049-632-1659-771-494-113-991-550-1479-372-680 249-17 1135 297 1480l566 488 322 270">
            <text:p/>
          </draw:path>
          <draw:path draw:style-name="gr1" draw:text-style-name="P1" draw:layer="layout" svg:width="4.835cm" svg:height="2.294cm" draw:transform="skewX (-0.000698131700797811) rotate (-1.13446401379632) translate (16.2049618848337cm 6.60277851302407cm)" svg:viewBox="0 0 4836 2295" svg:d="M2924 74c583 36 1280-284 1748 180 532 527-369 868-768 1028-458 183-932 236-1382 402-466 173-925 380-1417 460l-472 10-498 111-135 30">
            <text:p/>
          </draw:path>
          <draw:path draw:style-name="gr1" draw:text-style-name="P1" draw:layer="layout" svg:width="23.159cm" svg:height="19.423cm" draw:transform="skewX (0.0019198621771937) rotate (2.88834537912542) translate (30.6803014759575cm 30.082660195495cm)" svg:viewBox="0 0 23160 19424" svg:d="M21586 19376c477-90 1171 321 1480-317 275-568-109-1096-448-1465-338-368-576-808-906-1176-352-392-639-834-980-1232-339-395-609-859-1009-1196-428-360-817-758-1289-1061-404-259-827-495-1220-773-425-300-940-364-1419-516-521-165-1070-183-1598-362-487-165-931-404-1370-655-474-270-1012-336-1501-638-448-277-846-574-1265-866-456-318-859-712-1346-989-455-259-712-732-1122-1049-416-322-812-664-1216-1004-499-420-1045-799-1451-1306-441-550-1042-866-1498-1399-341-400-796-685-1187-1041-417-379-831-759-1175-1208l-346-387-419-443-301-293">
            <text:p/>
          </draw:path>
        </draw:g>
      </draw:page>
      <draw:page draw:name="page6" draw:style-name="dp1" draw:master-page-name="Default">
        <draw:g>
          <draw:path draw:style-name="gr1" draw:text-style-name="P1" draw:layer="layout" svg:width="27.599cm" svg:height="7.078cm" draw:transform="skewX (0.000523598775598316) rotate (2.61799387799149) translate (37.9082743958812cm 22.2311618012183cm)" svg:viewBox="0 0 27600 7079" svg:d="M0 0c475 79 927 28 1417 28 651-1 1226 189 1839 263 616 74 1231 159 1841 262s1202 315 1820 354c530 33 1028 273 1558 248 574-27 1098 153 1658 223 690 87 1376 238 2036 449 508 162 1046 188 1509 475 446 277 957 387 1443 555 529 184 1067 341 1589 541 586 225 1130 565 1740 716 647 160 1043 667 1580 1014 472 305 922 613 1353 964 521 424 1121 796 1791 917 669 120 1367 90 2019-126 572-189 1199-354 1607-833 320-375 839-748 798-1251-44-520-870-757-1368-253-342 345-926 1063-1502 571l-442-145-533-164-146 15">
            <text:p/>
          </draw:path>
          <draw:path draw:style-name="gr1" draw:text-style-name="P1" draw:layer="layout" svg:width="6.027cm" svg:height="3.637cm" draw:transform="skewX (-0.00191986217719375) rotate (1.89350770548865) translate (16.3790391412193cm 8.76425536435176cm)" svg:viewBox="0 0 6028 3638" svg:d="M4359 2237c627 253 900-399 1234-739 317-324 836-1425-85-1492-623-45-1225 163-1765 450-435 232-864 481-1296 721-487 270-1025 462-1459 810-422 339-1136 711-961 1329 180 634 939 139 1396 127 518-15 882-387 1324-576l184-50">
            <text:p/>
          </draw:path>
          <draw:path draw:style-name="gr1" draw:text-style-name="P1" draw:layer="layout" svg:width="4.721cm" svg:height="4.848cm" draw:transform="skewX (0.00209439510239319) rotate (-3.09569049426234) translate (18.5327178969354cm 9.08788036661337cm)" svg:viewBox="0 0 4722 4849" svg:d="M3418 4837c428 13 1479 120 1279-688-138-554-386-1102-787-1509-553-560-1124-1101-1705-1639-364-338-858-483-1213-820-494-467-1278 53-886 622l99 558 229 295">
            <text:p/>
          </draw:path>
          <draw:path draw:style-name="gr1" draw:text-style-name="P1" draw:layer="layout" svg:width="5.541cm" svg:height="4.408cm" draw:transform="skewX (0.00157079632679491) rotate (2.98887634404029) translate (16.9722949333041cm 10.654380208227cm)" svg:viewBox="0 0 5542 4409" svg:d="M3977 4387c504 60 1195 26 1464-529 325-668-205-1280-605-1685-402-406-853-784-1402-988-574-214-1049-632-1659-771-494-113-991-550-1479-372-680 249-17 1135 297 1480l566 488 322 270">
            <text:p/>
          </draw:path>
          <draw:path draw:style-name="gr1" draw:text-style-name="P1" draw:layer="layout" svg:width="4.835cm" svg:height="2.294cm" draw:transform="skewX (-0.000698131700797643) rotate (-0.959931088596882) translate (13.9075472087632cm 7.82240499809352cm)" svg:viewBox="0 0 4836 2295" svg:d="M2924 74c583 36 1280-284 1748 180 532 527-369 868-768 1028-458 183-932 236-1382 402-466 173-925 380-1417 460l-472 10-498 111-135 30">
            <text:p/>
          </draw:path>
          <draw:path draw:style-name="gr1" draw:text-style-name="P1" draw:layer="layout" svg:width="23.159cm" svg:height="19.423cm" draw:transform="skewX (0.00191986217719378) rotate (3.06287830432485) translate (32.2402125315826cm 28.4319581776916cm)" svg:viewBox="0 0 23160 19424" svg:d="M21586 19376c477-90 1171 321 1480-317 275-568-109-1096-448-1465-338-368-576-808-906-1176-352-392-639-834-980-1232-339-395-609-859-1009-1196-428-360-817-758-1289-1061-404-259-827-495-1220-773-425-300-940-364-1419-516-521-165-1070-183-1598-362-487-165-931-404-1370-655-474-270-1012-336-1501-638-448-277-846-574-1265-866-456-318-859-712-1346-989-455-259-712-732-1122-1049-416-322-812-664-1216-1004-499-420-1045-799-1451-1306-441-550-1042-866-1498-1399-341-400-796-685-1187-1041-417-379-831-759-1175-1208l-346-387-419-443-301-293">
            <text:p/>
          </draw:path>
        </draw:g>
      </draw:page>
      <draw:page draw:name="page7" draw:style-name="dp1" draw:master-page-name="Default">
        <draw:g>
          <draw:path draw:style-name="gr1" draw:text-style-name="P1" draw:layer="layout" svg:width="27.599cm" svg:height="7.078cm" draw:transform="skewX (0.000523598775598277) rotate (2.79252680319093) translate (40.243139356124cm 17.7281751123591cm)" svg:viewBox="0 0 27600 7079" svg:d="M0 0c475 79 927 28 1417 28 651-1 1226 189 1839 263 616 74 1231 159 1841 262s1202 315 1820 354c530 33 1028 273 1558 248 574-27 1098 153 1658 223 690 87 1376 238 2036 449 508 162 1046 188 1509 475 446 277 957 387 1443 555 529 184 1067 341 1589 541 586 225 1130 565 1740 716 647 160 1043 667 1580 1014 472 305 922 613 1353 964 521 424 1121 796 1791 917 669 120 1367 90 2019-126 572-189 1199-354 1607-833 320-375 839-748 798-1251-44-520-870-757-1368-253-342 345-926 1063-1502 571l-442-145-533-164-146 15">
            <text:p/>
          </draw:path>
          <draw:path draw:style-name="gr1" draw:text-style-name="P1" draw:layer="layout" svg:width="6.027cm" svg:height="3.637cm" draw:transform="skewX (-0.00191986217719375) rotate (2.06804063068808) translate (16.7024777993363cm 8.2043737127776cm)" svg:viewBox="0 0 6028 3638" svg:d="M4359 2237c627 253 900-399 1234-739 317-324 836-1425-85-1492-623-45-1225 163-1765 450-435 232-864 481-1296 721-487 270-1025 462-1459 810-422 339-1136 711-961 1329 180 634 939 139 1396 127 518-15 882-387 1324-576l184-50">
            <text:p/>
          </draw:path>
          <draw:path draw:style-name="gr1" draw:text-style-name="P1" draw:layer="layout" svg:width="4.721cm" svg:height="4.848cm" draw:transform="skewX (0.0020943951023932) rotate (-2.92115756906291) translate (18.8796342273534cm 8.14909973286335cm)" svg:viewBox="0 0 4722 4849" svg:d="M3418 4837c428 13 1479 120 1279-688-138-554-386-1102-787-1509-553-560-1124-1101-1705-1639-364-338-858-483-1213-820-494-467-1278 53-886 622l99 558 229 295">
            <text:p/>
          </draw:path>
          <draw:path draw:style-name="gr1" draw:text-style-name="P1" draw:layer="layout" svg:width="5.541cm" svg:height="4.408cm" draw:transform="skewX (0.0015707963267949) rotate (-3.11977603793986) translate (17.6149374376028cm 9.96276552600106cm)" svg:viewBox="0 0 5542 4409" svg:d="M3977 4387c504 60 1195 26 1464-529 325-668-205-1280-605-1685-402-406-853-784-1402-988-574-214-1049-632-1659-771-494-113-991-550-1479-372-680 249-17 1135 297 1480l566 488 322 270">
            <text:p/>
          </draw:path>
          <draw:path draw:style-name="gr1" draw:text-style-name="P1" draw:layer="layout" svg:width="4.835cm" svg:height="2.294cm" draw:transform="skewX (-0.00069813170079781) rotate (-0.785398163397448) translate (14.1049827830107cm 7.70600224009862cm)" svg:viewBox="0 0 4836 2295" svg:d="M2924 74c583 36 1280-284 1748 180 532 527-369 868-768 1028-458 183-932 236-1382 402-466 173-925 380-1417 460l-472 10-498 111-135 30">
            <text:p/>
          </draw:path>
          <draw:path draw:style-name="gr1" draw:text-style-name="P1" draw:layer="layout" svg:width="23.159cm" svg:height="19.423cm" draw:transform="skewX (0.00191986217719375) rotate (-3.0457740776553) translate (35.7379450784683cm 24.8190160723989cm)" svg:viewBox="0 0 23160 19424" svg:d="M21586 19376c477-90 1171 321 1480-317 275-568-109-1096-448-1465-338-368-576-808-906-1176-352-392-639-834-980-1232-339-395-609-859-1009-1196-428-360-817-758-1289-1061-404-259-827-495-1220-773-425-300-940-364-1419-516-521-165-1070-183-1598-362-487-165-931-404-1370-655-474-270-1012-336-1501-638-448-277-846-574-1265-866-456-318-859-712-1346-989-455-259-712-732-1122-1049-416-322-812-664-1216-1004-499-420-1045-799-1451-1306-441-550-1042-866-1498-1399-341-400-796-685-1187-1041-417-379-831-759-1175-1208l-346-387-419-443-301-293">
            <text:p/>
          </draw:path>
        </draw:g>
      </draw:page>
      <draw:page draw:name="page8" draw:style-name="dp1" draw:master-page-name="Default">
        <draw:g>
          <draw:path draw:style-name="gr1" draw:text-style-name="P1" draw:layer="layout" svg:width="27.599cm" svg:height="7.078cm" draw:transform="skewX (0.000523598775598278) rotate (2.96705972839036) translate (39.8870854755737cm 15.968041745167cm)" svg:viewBox="0 0 27600 7079" svg:d="M0 0c475 79 927 28 1417 28 651-1 1226 189 1839 263 616 74 1231 159 1841 262s1202 315 1820 354c530 33 1028 273 1558 248 574-27 1098 153 1658 223 690 87 1376 238 2036 449 508 162 1046 188 1509 475 446 277 957 387 1443 555 529 184 1067 341 1589 541 586 225 1130 565 1740 716 647 160 1043 667 1580 1014 472 305 922 613 1353 964 521 424 1121 796 1791 917 669 120 1367 90 2019-126 572-189 1199-354 1607-833 320-375 839-748 798-1251-44-520-870-757-1368-253-342 345-926 1063-1502 571l-442-145-533-164-146 15">
            <text:p/>
          </draw:path>
          <draw:path draw:style-name="gr1" draw:text-style-name="P1" draw:layer="layout" svg:width="6.027cm" svg:height="3.637cm" draw:transform="skewX (-0.00191986217719384) rotate (2.24257355588751) translate (15.0502687059137cm 10.6767212691207cm)" svg:viewBox="0 0 6028 3638" svg:d="M4359 2237c627 253 900-399 1234-739 317-324 836-1425-85-1492-623-45-1225 163-1765 450-435 232-864 481-1296 721-487 270-1025 462-1459 810-422 339-1136 711-961 1329 180 634 939 139 1396 127 518-15 882-387 1324-576l184-50">
            <text:p/>
          </draw:path>
          <draw:path draw:style-name="gr1" draw:text-style-name="P1" draw:layer="layout" svg:width="4.721cm" svg:height="4.848cm" draw:transform="skewX (0.0020943951023932) rotate (-2.74662464386348) translate (17.1847510098607cm 10.2442277789403cm)" svg:viewBox="0 0 4722 4849" svg:d="M3418 4837c428 13 1479 120 1279-688-138-554-386-1102-787-1509-553-560-1124-1101-1705-1639-364-338-858-483-1213-820-494-467-1278 53-886 622l99 558 229 295">
            <text:p/>
          </draw:path>
          <draw:path draw:style-name="gr1" draw:text-style-name="P1" draw:layer="layout" svg:width="5.541cm" svg:height="4.408cm" draw:transform="skewX (0.00157079632679492) rotate (-2.94524311274043) translate (16.2542075659799cm 12.2499522062368cm)" svg:viewBox="0 0 5542 4409" svg:d="M3977 4387c504 60 1195 26 1464-529 325-668-205-1280-605-1685-402-406-853-784-1402-988-574-214-1049-632-1659-771-494-113-991-550-1479-372-680 249-17 1135 297 1480l566 488 322 270">
            <text:p/>
          </draw:path>
          <draw:path draw:style-name="gr1" draw:text-style-name="P1" draw:layer="layout" svg:width="4.835cm" svg:height="2.294cm" draw:transform="skewX (-0.000698131700797727) rotate (-0.610865238198016) translate (12.4056941773938cm 10.6369714550302cm)" svg:viewBox="0 0 4836 2295" svg:d="M2924 74c583 36 1280-284 1748 180 532 527-369 868-768 1028-458 183-932 236-1382 402-466 173-925 380-1417 460l-472 10-498 111-135 30">
            <text:p/>
          </draw:path>
          <draw:path draw:style-name="gr1" draw:text-style-name="P1" draw:layer="layout" svg:width="23.159cm" svg:height="19.423cm" draw:transform="skewX (0.00191986217719376) rotate (-2.87124115245587) translate (36.6816468329491cm 23.7334756743411cm)" svg:viewBox="0 0 23160 19424" svg:d="M21586 19376c477-90 1171 321 1480-317 275-568-109-1096-448-1465-338-368-576-808-906-1176-352-392-639-834-980-1232-339-395-609-859-1009-1196-428-360-817-758-1289-1061-404-259-827-495-1220-773-425-300-940-364-1419-516-521-165-1070-183-1598-362-487-165-931-404-1370-655-474-270-1012-336-1501-638-448-277-846-574-1265-866-456-318-859-712-1346-989-455-259-712-732-1122-1049-416-322-812-664-1216-1004-499-420-1045-799-1451-1306-441-550-1042-866-1498-1399-341-400-796-685-1187-1041-417-379-831-759-1175-1208l-346-387-419-443-301-293">
            <text:p/>
          </draw:path>
        </draw:g>
      </draw:page>
      <draw:page draw:name="page9" draw:style-name="dp1" draw:master-page-name="Default">
        <draw:g>
          <draw:path draw:style-name="gr1" draw:text-style-name="P1" draw:layer="layout" svg:width="27.599cm" svg:height="7.078cm" draw:transform="skewX (0.000523598775598299) rotate (3.14159265358979) translate (37.5131337323454cm 15.5449750875821cm)" svg:viewBox="0 0 27600 7079" svg:d="M0 0c475 79 927 28 1417 28 651-1 1226 189 1839 263 616 74 1231 159 1841 262s1202 315 1820 354c530 33 1028 273 1558 248 574-27 1098 153 1658 223 690 87 1376 238 2036 449 508 162 1046 188 1509 475 446 277 957 387 1443 555 529 184 1067 341 1589 541 586 225 1130 565 1740 716 647 160 1043 667 1580 1014 472 305 922 613 1353 964 521 424 1121 796 1791 917 669 120 1367 90 2019-126 572-189 1199-354 1607-833 320-375 839-748 798-1251-44-520-870-757-1368-253-342 345-926 1063-1502 571l-442-145-533-164-146 15">
            <text:p/>
          </draw:path>
          <draw:path draw:style-name="gr1" draw:text-style-name="P1" draw:layer="layout" svg:width="6.027cm" svg:height="3.637cm" draw:transform="skewX (-0.00191986217719375) rotate (2.41710648108695) translate (12.1348158593234cm 14.6469096301984cm)" svg:viewBox="0 0 6028 3638" svg:d="M4359 2237c627 253 900-399 1234-739 317-324 836-1425-85-1492-623-45-1225 163-1765 450-435 232-864 481-1296 721-487 270-1025 462-1459 810-422 339-1136 711-961 1329 180 634 939 139 1396 127 518-15 882-387 1324-576l184-50">
            <text:p/>
          </draw:path>
          <draw:path draw:style-name="gr1" draw:text-style-name="P1" draw:layer="layout" svg:width="4.721cm" svg:height="4.848cm" draw:transform="skewX (0.00209439510239316) rotate (-2.57209171866404) translate (14.1617688744951cm 13.8503377255987cm)" svg:viewBox="0 0 4722 4849" svg:d="M3418 4837c428 13 1479 120 1279-688-138-554-386-1102-787-1509-553-560-1124-1101-1705-1639-364-338-858-483-1213-820-494-467-1278 53-886 622l99 558 229 295">
            <text:p/>
          </draw:path>
          <draw:path draw:style-name="gr1" draw:text-style-name="P1" draw:layer="layout" svg:width="5.541cm" svg:height="4.408cm" draw:transform="skewX (0.00157079632679496) rotate (-2.770710187541) translate (13.5936528681487cm 15.987177865276cm)" svg:viewBox="0 0 5542 4409" svg:d="M3977 4387c504 60 1195 26 1464-529 325-668-205-1280-605-1685-402-406-853-784-1402-988-574-214-1049-632-1659-771-494-113-991-550-1479-372-680 249-17 1135 297 1480l566 488 322 270">
            <text:p/>
          </draw:path>
          <draw:path draw:style-name="gr1" draw:text-style-name="P1" draw:layer="layout" svg:width="4.835cm" svg:height="2.294cm" draw:transform="skewX (-0.000698131700797809) rotate (-0.436332312998583) translate (9.52351587743894cm 15.0669892526831cm)" svg:viewBox="0 0 4836 2295" svg:d="M2924 74c583 36 1280-284 1748 180 532 527-369 868-768 1028-458 183-932 236-1382 402-466 173-925 380-1417 460l-472 10-498 111-135 30">
            <text:p/>
          </draw:path>
          <draw:path draw:style-name="gr1" draw:text-style-name="P1" draw:layer="layout" svg:width="23.159cm" svg:height="19.423cm" draw:transform="skewX (0.0019198621771938) rotate (-2.69670822725644) translate (35.7048463558777cm 23.7490532054517cm)" svg:viewBox="0 0 23160 19424" svg:d="M21586 19376c477-90 1171 321 1480-317 275-568-109-1096-448-1465-338-368-576-808-906-1176-352-392-639-834-980-1232-339-395-609-859-1009-1196-428-360-817-758-1289-1061-404-259-827-495-1220-773-425-300-940-364-1419-516-521-165-1070-183-1598-362-487-165-931-404-1370-655-474-270-1012-336-1501-638-448-277-846-574-1265-866-456-318-859-712-1346-989-455-259-712-732-1122-1049-416-322-812-664-1216-1004-499-420-1045-799-1451-1306-441-550-1042-866-1498-1399-341-400-796-685-1187-1041-417-379-831-759-1175-1208l-346-387-419-443-301-293">
            <text:p/>
          </draw:path>
        </draw:g>
      </draw:page>
      <draw:page draw:name="page10" draw:style-name="dp1" draw:master-page-name="Default">
        <draw:g>
          <draw:path draw:style-name="gr1" draw:text-style-name="P1" draw:layer="layout" svg:width="27.599cm" svg:height="7.078cm" draw:transform="skewX (0.000523598775598317) rotate (-2.98154596118191) translate (36.0947322932653cm 13.9482958232323cm)" svg:viewBox="0 0 27600 7079" svg:d="M0 0c475 79 927 28 1417 28 651-1 1226 189 1839 263 616 74 1231 159 1841 262s1202 315 1820 354c530 33 1028 273 1558 248 574-27 1098 153 1658 223 690 87 1376 238 2036 449 508 162 1046 188 1509 475 446 277 957 387 1443 555 529 184 1067 341 1589 541 586 225 1130 565 1740 716 647 160 1043 667 1580 1014 472 305 922 613 1353 964 521 424 1121 796 1791 917 669 120 1367 90 2019-126 572-189 1199-354 1607-833 320-375 839-748 798-1251-44-520-870-757-1368-253-342 345-926 1063-1502 571l-442-145-533-164-146 15">
            <text:p/>
          </draw:path>
          <draw:path draw:style-name="gr1" draw:text-style-name="P1" draw:layer="layout" svg:width="6.027cm" svg:height="3.637cm" draw:transform="skewX (-0.00191986217719375) rotate (2.57715317349483) translate (10.8976337230261cm 17.1061057085077cm)" svg:viewBox="0 0 6028 3638" svg:d="M4359 2237c627 253 900-399 1234-739 317-324 836-1425-85-1492-623-45-1225 163-1765 450-435 232-864 481-1296 721-487 270-1025 462-1459 810-422 339-1136 711-961 1329 180 634 939 139 1396 127 518-15 882-387 1324-576l184-50">
            <text:p/>
          </draw:path>
          <draw:path draw:style-name="gr1" draw:text-style-name="P1" draw:layer="layout" svg:width="4.721cm" svg:height="4.848cm" draw:transform="skewX (0.00209439510239333) rotate (-2.41204502625616) translate (12.7717368352039cm 15.9966901642517cm)" svg:viewBox="0 0 4722 4849" svg:d="M3418 4837c428 13 1479 120 1279-688-138-554-386-1102-787-1509-553-560-1124-1101-1705-1639-364-338-858-483-1213-820-494-467-1278 53-886 622l99 558 229 295">
            <text:p/>
          </draw:path>
          <draw:path draw:style-name="gr1" draw:text-style-name="P1" draw:layer="layout" svg:width="5.541cm" svg:height="4.408cm" draw:transform="skewX (0.00157079632679485) rotate (-2.61066349513312) translate (12.5514174787419cm 18.1967585632728cm)" svg:viewBox="0 0 5542 4409" svg:d="M3977 4387c504 60 1195 26 1464-529 325-668-205-1280-605-1685-402-406-853-784-1402-988-574-214-1049-632-1659-771-494-113-991-550-1479-372-680 249-17 1135 297 1480l566 488 322 270">
            <text:p/>
          </draw:path>
          <draw:path draw:style-name="gr1" draw:text-style-name="P1" draw:layer="layout" svg:width="4.835cm" svg:height="2.294cm" draw:transform="skewX (-0.000698131700797726) rotate (-0.276285620590703) translate (8.38665225998825cm 17.9369646477368cm)" svg:viewBox="0 0 4836 2295" svg:d="M2924 74c583 36 1280-284 1748 180 532 527-369 868-768 1028-458 183-932 236-1382 402-466 173-925 380-1417 460l-472 10-498 111-135 30">
            <text:p/>
          </draw:path>
          <draw:path draw:style-name="gr1" draw:text-style-name="P1" draw:layer="layout" svg:width="23.159cm" svg:height="19.423cm" draw:transform="skewX (0.0019198621771938) rotate (-2.53666153484856) translate (35.6169922993172cm 22.3357009939738cm)" svg:viewBox="0 0 23160 19424" svg:d="M21586 19376c477-90 1171 321 1480-317 275-568-109-1096-448-1465-338-368-576-808-906-1176-352-392-639-834-980-1232-339-395-609-859-1009-1196-428-360-817-758-1289-1061-404-259-827-495-1220-773-425-300-940-364-1419-516-521-165-1070-183-1598-362-487-165-931-404-1370-655-474-270-1012-336-1501-638-448-277-846-574-1265-866-456-318-859-712-1346-989-455-259-712-732-1122-1049-416-322-812-664-1216-1004-499-420-1045-799-1451-1306-441-550-1042-866-1498-1399-341-400-796-685-1187-1041-417-379-831-759-1175-1208l-346-387-419-443-301-293">
            <text:p/>
          </draw:path>
        </draw:g>
      </draw:page>
      <draw:page draw:name="page11" draw:style-name="dp1" draw:master-page-name="Default">
        <draw:g>
          <draw:path draw:style-name="gr2" draw:text-style-name="P1" draw:layer="layout" svg:width="27.599cm" svg:height="7.078cm" draw:transform="skewX (0.000523598775598298) rotate (-2.98154596118191) translate (36.2217322932653cm 14.0062958232323cm)" svg:viewBox="0 0 27600 7079" svg:d="M0 0c475 79 927 28 1417 28 651-1 1226 189 1839 263 616 74 1231 159 1841 262s1202 315 1820 354c530 33 1028 273 1558 248 574-27 1098 153 1658 223 690 87 1376 238 2036 449 508 162 1046 188 1509 475 446 277 957 387 1443 555 529 184 1067 341 1589 541 586 225 1130 565 1740 716 647 160 1043 667 1580 1014 472 305 922 613 1353 964 521 424 1121 796 1791 917 669 120 1367 90 2019-126 572-189 1199-354 1607-833 320-375 839-748 798-1251-44-520-870-757-1368-253-342 345-926 1063-1502 571l-442-145-533-164-146 15">
            <text:p/>
          </draw:path>
          <draw:path draw:style-name="gr2" draw:text-style-name="P1" draw:layer="layout" svg:width="6.027cm" svg:height="3.637cm" draw:transform="skewX (-0.00191986217719375) rotate (2.57715317349483) translate (11.0246337230261cm 17.1641057085077cm)" svg:viewBox="0 0 6028 3638" svg:d="M4359 2237c627 253 900-399 1234-739 317-324 836-1425-85-1492-623-45-1225 163-1765 450-435 232-864 481-1296 721-487 270-1025 462-1459 810-422 339-1136 711-961 1329 180 634 939 139 1396 127 518-15 882-387 1324-576l184-50">
            <text:p/>
          </draw:path>
          <draw:path draw:style-name="gr2" draw:text-style-name="P1" draw:layer="layout" svg:width="4.721cm" svg:height="4.848cm" draw:transform="skewX (0.00209439510239325) rotate (-2.41204502625616) translate (12.8987368352039cm 16.0546901642517cm)" svg:viewBox="0 0 4722 4849" svg:d="M3418 4837c428 13 1479 120 1279-688-138-554-386-1102-787-1509-553-560-1124-1101-1705-1639-364-338-858-483-1213-820-494-467-1278 53-886 622l99 558 229 295">
            <text:p/>
          </draw:path>
          <draw:path draw:style-name="gr2" draw:text-style-name="P1" draw:layer="layout" svg:width="5.541cm" svg:height="4.408cm" draw:transform="skewX (0.00157079632679478) rotate (-2.61066349513312) translate (12.6784174787419cm 18.2547585632728cm)" svg:viewBox="0 0 5542 4409" svg:d="M3977 4387c504 60 1195 26 1464-529 325-668-205-1280-605-1685-402-406-853-784-1402-988-574-214-1049-632-1659-771-494-113-991-550-1479-372-680 249-17 1135 297 1480l566 488 322 270">
            <text:p/>
          </draw:path>
          <draw:path draw:style-name="gr2" draw:text-style-name="P1" draw:layer="layout" svg:width="4.835cm" svg:height="2.294cm" draw:transform="skewX (-0.000698131700797685) rotate (-0.276285620590703) translate (8.51365225998825cm 17.9949646477368cm)" svg:viewBox="0 0 4836 2295" svg:d="M2924 74c583 36 1280-284 1748 180 532 527-369 868-768 1028-458 183-932 236-1382 402-466 173-925 380-1417 460l-472 10-498 111-135 30">
            <text:p/>
          </draw:path>
          <draw:path draw:style-name="gr2" draw:text-style-name="P1" draw:layer="layout" svg:width="23.159cm" svg:height="19.423cm" draw:transform="skewX (0.00191986217719386) rotate (-2.53666153484856) translate (35.7439922993172cm 22.3937009939738cm)" svg:viewBox="0 0 23160 19424" svg:d="M21586 19376c477-90 1171 321 1480-317 275-568-109-1096-448-1465-338-368-576-808-906-1176-352-392-639-834-980-1232-339-395-609-859-1009-1196-428-360-817-758-1289-1061-404-259-827-495-1220-773-425-300-940-364-1419-516-521-165-1070-183-1598-362-487-165-931-404-1370-655-474-270-1012-336-1501-638-448-277-846-574-1265-866-456-318-859-712-1346-989-455-259-712-732-1122-1049-416-322-812-664-1216-1004-499-420-1045-799-1451-1306-441-550-1042-866-1498-1399-341-400-796-685-1187-1041-417-379-831-759-1175-1208l-346-387-419-443-301-293">
            <text:p/>
          </draw:path>
        </draw:g>
        <draw:g>
          <draw:path draw:style-name="gr2" draw:text-style-name="P1" draw:layer="layout" svg:width="5.95cm" svg:height="3.451cm" draw:transform="skewX (0.0115191730631626) rotate (-1.69017684763131) translate (10.9627736331944cm 3.59008383495159cm)" svg:viewBox="0 0 5951 3452" svg:d="M47 3267c931 13 1847 157 2787 99 650-40 1306-9 1955-90 151-19 2093-211 602-24-551 70-1102-112-1664 7-521 110-1057 165-1589 190-665 32-1369-182-1843-597-739-648 76-1614 638-2054 725-569 1327 668 1620 1204 197 361 647 1694 1242 622 481-867 798-1806 1370-2624l-99 12">
            <text:p/>
          </draw:path>
          <draw:path draw:style-name="gr2" draw:text-style-name="P1" draw:layer="layout" svg:width="4.81cm" svg:height="5.452cm" svg:x="10.813cm" svg:y="3.148cm" svg:viewBox="0 0 4811 5453" svg:d="M4411 1164c-745-513-1539-1272-2438-1151-1054 141-1869 1336-1961 2453-80 984 222 2373 1196 2704 851 290 1951 496 2678-100s1335-1805 573-2804l-287-501-430-601-287-300">
            <text:p/>
          </draw:path>
          <draw:path draw:style-name="gr2" draw:text-style-name="P1" draw:layer="layout" svg:width="3.333cm" svg:height="3.903cm" draw:transform="skewX (-0.0176278254451427) rotate (2.93948352620885) translate (19.3248700975326cm 7.8262574761868cm)" svg:viewBox="0 0 3334 3904" svg:d="M134 3904c889-86 2036 143 2670-596 445-518 664-1300 442-2077-202-706-846-1274-1527-1114-568 133-1273-456-1719 198l64 88">
            <text:p/>
          </draw:path>
          <draw:path draw:style-name="gr2" draw:text-style-name="P1" draw:layer="layout" svg:width="4.015cm" svg:height="5.507cm" svg:x="21.343cm" svg:y="3.211cm" svg:viewBox="0 0 4016 5508" svg:d="M0 0c151 847 206 1707 383 2554 182 873 833 1736 621 2603-184 754-608-1451-621-2253-12-694 687-1278 1386-951 1006 471 85 1220-383 1351-1631 455 611 1276 909 1402l1051 502 622 300 48-100">
            <text:p/>
          </draw:path>
          <draw:path draw:style-name="gr2" draw:text-style-name="P1" draw:layer="layout" svg:width="2.413cm" svg:height="4.908cm" draw:transform="skewX (0.0370009801422797) rotate (0.482409005251233) translate (25.1420692027221cm 3.1356955361732cm)" svg:viewBox="0 0 2414 4909" svg:d="M2414 0c-783 916-1546 1875-2076 2975l-145 794-193 1140h48">
            <text:p/>
          </draw:path>
          <draw:path draw:style-name="gr2" draw:text-style-name="P1" draw:layer="layout" svg:width="1.233cm" svg:height="1.156cm" draw:transform="skewX (0.301243828894221) rotate (-2.08776285123562) translate (28.1550228652625cm 8.6143101338498cm)" svg:viewBox="0 0 1234 1157" svg:d="M304 1001c1285 708 1149-1238 136-977l-440 371 240 446z">
            <text:p/>
          </draw:path>
        </draw:g>
      </draw:page>
      <draw:page draw:name="page12" draw:style-name="dp1" draw:master-page-name="Default">
        <draw:path draw:style-name="gr2" draw:text-style-name="P1" draw:layer="layout" svg:width="26.787cm" svg:height="21.93cm" draw:transform="skewX (1.01458367101891E-016) rotate (2.26892802759263) translate (29.1702967916971cm 34.2112504948234cm)" svg:viewBox="0 0 26788 21931" svg:d="M0 7005c574-38 1145 192 1568 559 355 308 815 378 1194 634 516 348 1137 497 1680 795 643 353 1368 477 1916 1006 444 429 997 710 1480 1094 538 428 1180 720 1693 1181 392 352 768 729 1206 1019 499 328 890 771 1331 1156 510 445 952 960 1394 1467 350 400 815 668 1208 1019 626 559 1111 1262 1779 1778 498 385 945 848 1493 1156 476 266 956 513 1443 745 451 216 967 612 1443 422 642-257-43-983-348-1256-419-374-1362-1624-1283-1069 88 609 1042 679 1457 1131 444 483 1079 649 1567 1044 382 308 840 486 1294 646 515 182 1365 723 1641 124 305-660-630-1088-1032-1603-413-530-809-1032-1469-1356-513-251-964-606-1468-870-1230-646 432 34 585 335 240 471 720 792 1182 1057 594 342 1219 614 1878 820 407 127 1499 802 1356-175-97-666-682-1136-1133-1616-505-538-1155-910-1704-1405-399-360-1882-672-1368-857 697-251 1239 706 1865 1081 578 347 811 945 1518 957 471 8 1341 524 1418-187 69-630-741-920-1145-1355-431-465-1016-751-1357-1281-205-319-2143-1070-335-223 525 245 1088 389 1592 683 791 460 1434-524 497-909-555-228-749-944-1207-1342-461-402-935-797-1480-1094-525-286-980-686-1493-994-451-271-934-483-1407-721-528-265-1085-285-1629-546-460-222-998-245-1456-484-487-256-1024-211-1529-535-573-366-1183-654-1804-931-535-238-960-669-1481-933-720-364-1273-938-1929-1391-1466-1015-2651-2375-4006-3531-576-491-1112-1026-1668-1541l-560-534-100-175">
          <text:p/>
        </draw:path>
      </draw:page>
      <draw:page draw:name="page13" draw:style-name="dp1" draw:master-page-name="Default">
        <draw:path draw:style-name="gr2" draw:text-style-name="P1" draw:layer="layout" svg:width="26.787cm" svg:height="21.93cm" draw:transform="skewX (1.01458367101891E-016) rotate (2.44346095279206) translate (30.8800397044237cm 34.3629302823742cm)" svg:viewBox="0 0 26788 21931" svg:d="M0 7005c574-38 1145 192 1568 559 355 308 815 378 1194 634 516 348 1137 497 1680 795 643 353 1368 477 1916 1006 444 429 997 710 1480 1094 538 428 1180 720 1693 1181 392 352 768 729 1206 1019 499 328 890 771 1331 1156 510 445 952 960 1394 1467 350 400 815 668 1208 1019 626 559 1111 1262 1779 1778 498 385 945 848 1493 1156 476 266 956 513 1443 745 451 216 967 612 1443 422 642-257-43-983-348-1256-419-374-1362-1624-1283-1069 88 609 1042 679 1457 1131 444 483 1079 649 1567 1044 382 308 840 486 1294 646 515 182 1365 723 1641 124 305-660-630-1088-1032-1603-413-530-809-1032-1469-1356-513-251-964-606-1468-870-1230-646 432 34 585 335 240 471 720 792 1182 1057 594 342 1219 614 1878 820 407 127 1499 802 1356-175-97-666-682-1136-1133-1616-505-538-1155-910-1704-1405-399-360-1882-672-1368-857 697-251 1239 706 1865 1081 578 347 811 945 1518 957 471 8 1341 524 1418-187 69-630-741-920-1145-1355-431-465-1016-751-1357-1281-205-319-2143-1070-335-223 525 245 1088 389 1592 683 791 460 1434-524 497-909-555-228-749-944-1207-1342-461-402-935-797-1480-1094-525-286-980-686-1493-994-451-271-934-483-1407-721-528-265-1085-285-1629-546-460-222-998-245-1456-484-487-256-1024-211-1529-535-573-366-1183-654-1804-931-535-238-960-669-1481-933-720-364-1273-938-1929-1391-1466-1015-2651-2375-4006-3531-576-491-1112-1026-1668-1541l-560-534-100-175">
          <text:p/>
        </draw:path>
      </draw:page>
      <draw:page draw:name="page14" draw:style-name="dp1" draw:master-page-name="Default">
        <draw:path draw:style-name="gr2" draw:text-style-name="P1" draw:layer="layout" svg:width="26.787cm" svg:height="21.93cm" draw:transform="skewX (5.07291835509454E-017) rotate (2.61799387799149) translate (33.1265679199953cm 32.6073989170724cm)" svg:viewBox="0 0 26788 21931" svg:d="M0 7005c574-38 1145 192 1568 559 355 308 815 378 1194 634 516 348 1137 497 1680 795 643 353 1368 477 1916 1006 444 429 997 710 1480 1094 538 428 1180 720 1693 1181 392 352 768 729 1206 1019 499 328 890 771 1331 1156 510 445 952 960 1394 1467 350 400 815 668 1208 1019 626 559 1111 1262 1779 1778 498 385 945 848 1493 1156 476 266 956 513 1443 745 451 216 967 612 1443 422 642-257-43-983-348-1256-419-374-1362-1624-1283-1069 88 609 1042 679 1457 1131 444 483 1079 649 1567 1044 382 308 840 486 1294 646 515 182 1365 723 1641 124 305-660-630-1088-1032-1603-413-530-809-1032-1469-1356-513-251-964-606-1468-870-1230-646 432 34 585 335 240 471 720 792 1182 1057 594 342 1219 614 1878 820 407 127 1499 802 1356-175-97-666-682-1136-1133-1616-505-538-1155-910-1704-1405-399-360-1882-672-1368-857 697-251 1239 706 1865 1081 578 347 811 945 1518 957 471 8 1341 524 1418-187 69-630-741-920-1145-1355-431-465-1016-751-1357-1281-205-319-2143-1070-335-223 525 245 1088 389 1592 683 791 460 1434-524 497-909-555-228-749-944-1207-1342-461-402-935-797-1480-1094-525-286-980-686-1493-994-451-271-934-483-1407-721-528-265-1085-285-1629-546-460-222-998-245-1456-484-487-256-1024-211-1529-535-573-366-1183-654-1804-931-535-238-960-669-1481-933-720-364-1273-938-1929-1391-1466-1015-2651-2375-4006-3531-576-491-1112-1026-1668-1541l-560-534-100-175">
          <text:p/>
        </draw:path>
      </draw:page>
      <draw:page draw:name="page15" draw:style-name="dp1" draw:master-page-name="Default">
        <draw:path draw:style-name="gr2" draw:text-style-name="P1" draw:layer="layout" svg:width="26.787cm" svg:height="21.93cm" draw:transform="rotate (2.79252680319093) translate (35.3067972896149cm 30.351310741508cm)" svg:viewBox="0 0 26788 21931" svg:d="M0 7005c574-38 1145 192 1568 559 355 308 815 378 1194 634 516 348 1137 497 1680 795 643 353 1368 477 1916 1006 444 429 997 710 1480 1094 538 428 1180 720 1693 1181 392 352 768 729 1206 1019 499 328 890 771 1331 1156 510 445 952 960 1394 1467 350 400 815 668 1208 1019 626 559 1111 1262 1779 1778 498 385 945 848 1493 1156 476 266 956 513 1443 745 451 216 967 612 1443 422 642-257-43-983-348-1256-419-374-1362-1624-1283-1069 88 609 1042 679 1457 1131 444 483 1079 649 1567 1044 382 308 840 486 1294 646 515 182 1365 723 1641 124 305-660-630-1088-1032-1603-413-530-809-1032-1469-1356-513-251-964-606-1468-870-1230-646 432 34 585 335 240 471 720 792 1182 1057 594 342 1219 614 1878 820 407 127 1499 802 1356-175-97-666-682-1136-1133-1616-505-538-1155-910-1704-1405-399-360-1882-672-1368-857 697-251 1239 706 1865 1081 578 347 811 945 1518 957 471 8 1341 524 1418-187 69-630-741-920-1145-1355-431-465-1016-751-1357-1281-205-319-2143-1070-335-223 525 245 1088 389 1592 683 791 460 1434-524 497-909-555-228-749-944-1207-1342-461-402-935-797-1480-1094-525-286-980-686-1493-994-451-271-934-483-1407-721-528-265-1085-285-1629-546-460-222-998-245-1456-484-487-256-1024-211-1529-535-573-366-1183-654-1804-931-535-238-960-669-1481-933-720-364-1273-938-1929-1391-1466-1015-2651-2375-4006-3531-576-491-1112-1026-1668-1541l-560-534-100-175">
          <text:p/>
        </draw:path>
      </draw:page>
      <draw:page draw:name="page16" draw:style-name="dp1" draw:master-page-name="Default">
        <draw:path draw:style-name="gr2" draw:text-style-name="P1" draw:layer="layout" svg:width="26.787cm" svg:height="21.93cm" draw:transform="rotate (2.96705972839036) translate (37.629183967666cm 28.4227351567405cm)" svg:viewBox="0 0 26788 21931" svg:d="M0 7005c574-38 1145 192 1568 559 355 308 815 378 1194 634 516 348 1137 497 1680 795 643 353 1368 477 1916 1006 444 429 997 710 1480 1094 538 428 1180 720 1693 1181 392 352 768 729 1206 1019 499 328 890 771 1331 1156 510 445 952 960 1394 1467 350 400 815 668 1208 1019 626 559 1111 1262 1779 1778 498 385 945 848 1493 1156 476 266 956 513 1443 745 451 216 967 612 1443 422 642-257-43-983-348-1256-419-374-1362-1624-1283-1069 88 609 1042 679 1457 1131 444 483 1079 649 1567 1044 382 308 840 486 1294 646 515 182 1365 723 1641 124 305-660-630-1088-1032-1603-413-530-809-1032-1469-1356-513-251-964-606-1468-870-1230-646 432 34 585 335 240 471 720 792 1182 1057 594 342 1219 614 1878 820 407 127 1499 802 1356-175-97-666-682-1136-1133-1616-505-538-1155-910-1704-1405-399-360-1882-672-1368-857 697-251 1239 706 1865 1081 578 347 811 945 1518 957 471 8 1341 524 1418-187 69-630-741-920-1145-1355-431-465-1016-751-1357-1281-205-319-2143-1070-335-223 525 245 1088 389 1592 683 791 460 1434-524 497-909-555-228-749-944-1207-1342-461-402-935-797-1480-1094-525-286-980-686-1493-994-451-271-934-483-1407-721-528-265-1085-285-1629-546-460-222-998-245-1456-484-487-256-1024-211-1529-535-573-366-1183-654-1804-931-535-238-960-669-1481-933-720-364-1273-938-1929-1391-1466-1015-2651-2375-4006-3531-576-491-1112-1026-1668-1541l-560-534-100-175">
          <text:p/>
        </draw:path>
      </draw:page>
      <draw:page draw:name="page17" draw:style-name="dp1" draw:master-page-name="Default">
        <draw:path draw:style-name="gr2" draw:text-style-name="P1" draw:layer="layout" svg:width="26.787cm" svg:height="21.93cm" draw:transform="rotate (-3.14159265358979) translate (38.4557777100279cm 25.5108813945212cm)" svg:viewBox="0 0 26788 21931" svg:d="M0 7005c574-38 1145 192 1568 559 355 308 815 378 1194 634 516 348 1137 497 1680 795 643 353 1368 477 1916 1006 444 429 997 710 1480 1094 538 428 1180 720 1693 1181 392 352 768 729 1206 1019 499 328 890 771 1331 1156 510 445 952 960 1394 1467 350 400 815 668 1208 1019 626 559 1111 1262 1779 1778 498 385 945 848 1493 1156 476 266 956 513 1443 745 451 216 967 612 1443 422 642-257-43-983-348-1256-419-374-1362-1624-1283-1069 88 609 1042 679 1457 1131 444 483 1079 649 1567 1044 382 308 840 486 1294 646 515 182 1365 723 1641 124 305-660-630-1088-1032-1603-413-530-809-1032-1469-1356-513-251-964-606-1468-870-1230-646 432 34 585 335 240 471 720 792 1182 1057 594 342 1219 614 1878 820 407 127 1499 802 1356-175-97-666-682-1136-1133-1616-505-538-1155-910-1704-1405-399-360-1882-672-1368-857 697-251 1239 706 1865 1081 578 347 811 945 1518 957 471 8 1341 524 1418-187 69-630-741-920-1145-1355-431-465-1016-751-1357-1281-205-319-2143-1070-335-223 525 245 1088 389 1592 683 791 460 1434-524 497-909-555-228-749-944-1207-1342-461-402-935-797-1480-1094-525-286-980-686-1493-994-451-271-934-483-1407-721-528-265-1085-285-1629-546-460-222-998-245-1456-484-487-256-1024-211-1529-535-573-366-1183-654-1804-931-535-238-960-669-1481-933-720-364-1273-938-1929-1391-1466-1015-2651-2375-4006-3531-576-491-1112-1026-1668-1541l-560-534-100-175">
          <text:p/>
        </draw:path>
      </draw:page>
      <draw:page draw:name="page18" draw:style-name="dp1" draw:master-page-name="Default">
        <draw:path draw:style-name="gr2" draw:text-style-name="P1" draw:layer="layout" svg:width="26.787cm" svg:height="21.93cm" draw:transform="rotate (-2.96705972839036) translate (39.4272148378191cm 25.0499144561152cm)" svg:viewBox="0 0 26788 21931" svg:d="M0 7005c574-38 1145 192 1568 559 355 308 815 378 1194 634 516 348 1137 497 1680 795 643 353 1368 477 1916 1006 444 429 997 710 1480 1094 538 428 1180 720 1693 1181 392 352 768 729 1206 1019 499 328 890 771 1331 1156 510 445 952 960 1394 1467 350 400 815 668 1208 1019 626 559 1111 1262 1779 1778 498 385 945 848 1493 1156 476 266 956 513 1443 745 451 216 967 612 1443 422 642-257-43-983-348-1256-419-374-1362-1624-1283-1069 88 609 1042 679 1457 1131 444 483 1079 649 1567 1044 382 308 840 486 1294 646 515 182 1365 723 1641 124 305-660-630-1088-1032-1603-413-530-809-1032-1469-1356-513-251-964-606-1468-870-1230-646 432 34 585 335 240 471 720 792 1182 1057 594 342 1219 614 1878 820 407 127 1499 802 1356-175-97-666-682-1136-1133-1616-505-538-1155-910-1704-1405-399-360-1882-672-1368-857 697-251 1239 706 1865 1081 578 347 811 945 1518 957 471 8 1341 524 1418-187 69-630-741-920-1145-1355-431-465-1016-751-1357-1281-205-319-2143-1070-335-223 525 245 1088 389 1592 683 791 460 1434-524 497-909-555-228-749-944-1207-1342-461-402-935-797-1480-1094-525-286-980-686-1493-994-451-271-934-483-1407-721-528-265-1085-285-1629-546-460-222-998-245-1456-484-487-256-1024-211-1529-535-573-366-1183-654-1804-931-535-238-960-669-1481-933-720-364-1273-938-1929-1391-1466-1015-2651-2375-4006-3531-576-491-1112-1026-1668-1541l-560-534-100-175">
          <text:p/>
        </draw:path>
      </draw:page>
      <draw:page draw:name="page19" draw:style-name="dp1" draw:master-page-name="Default">
        <draw:path draw:style-name="gr2" draw:text-style-name="P1" draw:layer="layout" svg:width="26.787cm" svg:height="21.93cm" draw:transform="rotate (-2.79252680319093) translate (39.8448847422048cm 21.5873445816673cm)" svg:viewBox="0 0 26788 21931" svg:d="M0 7005c574-38 1145 192 1568 559 355 308 815 378 1194 634 516 348 1137 497 1680 795 643 353 1368 477 1916 1006 444 429 997 710 1480 1094 538 428 1180 720 1693 1181 392 352 768 729 1206 1019 499 328 890 771 1331 1156 510 445 952 960 1394 1467 350 400 815 668 1208 1019 626 559 1111 1262 1779 1778 498 385 945 848 1493 1156 476 266 956 513 1443 745 451 216 967 612 1443 422 642-257-43-983-348-1256-419-374-1362-1624-1283-1069 88 609 1042 679 1457 1131 444 483 1079 649 1567 1044 382 308 840 486 1294 646 515 182 1365 723 1641 124 305-660-630-1088-1032-1603-413-530-809-1032-1469-1356-513-251-964-606-1468-870-1230-646 432 34 585 335 240 471 720 792 1182 1057 594 342 1219 614 1878 820 407 127 1499 802 1356-175-97-666-682-1136-1133-1616-505-538-1155-910-1704-1405-399-360-1882-672-1368-857 697-251 1239 706 1865 1081 578 347 811 945 1518 957 471 8 1341 524 1418-187 69-630-741-920-1145-1355-431-465-1016-751-1357-1281-205-319-2143-1070-335-223 525 245 1088 389 1592 683 791 460 1434-524 497-909-555-228-749-944-1207-1342-461-402-935-797-1480-1094-525-286-980-686-1493-994-451-271-934-483-1407-721-528-265-1085-285-1629-546-460-222-998-245-1456-484-487-256-1024-211-1529-535-573-366-1183-654-1804-931-535-238-960-669-1481-933-720-364-1273-938-1929-1391-1466-1015-2651-2375-4006-3531-576-491-1112-1026-1668-1541l-560-534-100-175">
          <text:p/>
        </draw:path>
      </draw:page>
      <draw:page draw:name="page20" draw:style-name="dp1" draw:master-page-name="Default">
        <draw:path draw:style-name="gr2" draw:text-style-name="P1" draw:layer="layout" svg:width="26.787cm" svg:height="21.93cm" draw:transform="skewX (-5.07291835509455E-017) rotate (-2.61799387799149) translate (39.4891035459828cm 21.0815899049012cm)" svg:viewBox="0 0 26788 21931" svg:d="M0 7005c574-38 1145 192 1568 559 355 308 815 378 1194 634 516 348 1137 497 1680 795 643 353 1368 477 1916 1006 444 429 997 710 1480 1094 538 428 1180 720 1693 1181 392 352 768 729 1206 1019 499 328 890 771 1331 1156 510 445 952 960 1394 1467 350 400 815 668 1208 1019 626 559 1111 1262 1779 1778 498 385 945 848 1493 1156 476 266 956 513 1443 745 451 216 967 612 1443 422 642-257-43-983-348-1256-419-374-1362-1624-1283-1069 88 609 1042 679 1457 1131 444 483 1079 649 1567 1044 382 308 840 486 1294 646 515 182 1365 723 1641 124 305-660-630-1088-1032-1603-413-530-809-1032-1469-1356-513-251-964-606-1468-870-1230-646 432 34 585 335 240 471 720 792 1182 1057 594 342 1219 614 1878 820 407 127 1499 802 1356-175-97-666-682-1136-1133-1616-505-538-1155-910-1704-1405-399-360-1882-672-1368-857 697-251 1239 706 1865 1081 578 347 811 945 1518 957 471 8 1341 524 1418-187 69-630-741-920-1145-1355-431-465-1016-751-1357-1281-205-319-2143-1070-335-223 525 245 1088 389 1592 683 791 460 1434-524 497-909-555-228-749-944-1207-1342-461-402-935-797-1480-1094-525-286-980-686-1493-994-451-271-934-483-1407-721-528-265-1085-285-1629-546-460-222-998-245-1456-484-487-256-1024-211-1529-535-573-366-1183-654-1804-931-535-238-960-669-1481-933-720-364-1273-938-1929-1391-1466-1015-2651-2375-4006-3531-576-491-1112-1026-1668-1541l-560-534-100-175">
          <text:p/>
        </draw:path>
        <draw:g>
          <draw:path draw:style-name="gr2" draw:text-style-name="P1" draw:layer="layout" svg:width="4.054cm" svg:height="2.997cm" draw:transform="rotate (-1.98880268264754) translate (12.826938791281cm 5.4732046446639cm)" svg:viewBox="0 0 4055 2998" svg:d="M1188 2722c674 41 1305-221 1871-537 337-188 1882-955 287-127-485 252-989 261-1470 554-416 254-1249 720-1566 10-240-537-370-1109-282-1739 127-913 1121-1183 1789-501 564 576 300 1202 869 1625l55 124">
            <text:p/>
          </draw:path>
          <draw:path draw:style-name="gr2" draw:text-style-name="P1" draw:layer="layout" svg:width="4.06cm" svg:height="2.557cm" draw:transform="rotate (1.69541283538729) translate (13.8225282363252cm 8.5725277644668cm)" svg:viewBox="0 0 4061 2558" svg:d="M204 6c859-70 1545 496 2298 786 484 186 1245 35 1474 500 467 946-1118 1008-1781 1224-486 158-1011-185-1518-146-1612 125 129 7 366-44 600-129 1628 638 1197-890l67-534-50-323">
            <text:p/>
          </draw:path>
          <draw:path draw:style-name="gr2" draw:text-style-name="P1" draw:layer="layout" svg:width="2.067cm" svg:height="4.308cm" svg:x="18.421cm" svg:y="4.06cm" svg:viewBox="0 0 2068 4309" svg:d="M181 4309c0-823-9-1646 0-2467 6-566-613-1927 403-1838 645 56 1409 402 1480 1255 58 694-602 1293-1256 1301l-627 45-135-45">
            <text:p/>
          </draw:path>
          <draw:path draw:style-name="gr2" draw:text-style-name="P1" draw:layer="layout" svg:width="3.901cm" svg:height="3.812cm" draw:transform="rotate (-3.14159265358979) translate (25.239cm 7.6752086041507cm)" svg:viewBox="0 0 3902 3813" svg:d="M0 3387c1008-104 1991 189 2960 404 789 175 1060-748 897-1256-160-498-101-1003-314-1480-210-472 164-1197-987-1031-638 92-1152 191-1748 224h-449-179">
            <text:p/>
          </draw:path>
          <draw:path draw:style-name="gr2" draw:text-style-name="P1" draw:layer="layout" svg:width="2.779cm" svg:height="0.139cm" svg:x="21.696cm" svg:y="5.897cm" svg:viewBox="0 0 2780 140" svg:d="M0 140c496-134 1014-150 1525-135l583 135 448-45h224">
            <text:p/>
          </draw:path>
          <draw:path draw:style-name="gr2" draw:text-style-name="P1" draw:layer="layout" svg:width="3.957cm" svg:height="3.785cm" svg:x="25.9cm" svg:y="4cm" svg:viewBox="0 0 3958 3786" svg:d="M146 871c158 707-212 1333-135 2063 170 1613 41-304 90-583 94-534 120-1039 135-1570 22-828 961-811 1524-762 554 50 1685 521 1032 1256-412 463-982 784-1570 807-1282 51 27 495 359 493 534-1 1106-38 1569 314l449 404 314 448 45 45">
            <text:p/>
          </draw:path>
          <draw:path draw:style-name="gr2" draw:text-style-name="P1" draw:layer="layout" svg:width="2.555cm" svg:height="0.527cm" draw:transform="rotate (-1.18874375353334) translate (31.382cm 4.333cm)" svg:viewBox="0 0 2556 528" svg:d="M0 0c459 32 872 261 1332 293l516 159 549 76 159-33">
            <text:p/>
          </draw:path>
          <draw:path draw:style-name="gr2" draw:text-style-name="P1" draw:layer="layout" svg:width="1.16cm" svg:height="0.902cm" draw:transform="rotate (-2.62340439867268) translate (32.5621838546159cm 8.2138247450409cm)" svg:viewBox="0 0 1161 903" svg:d="M34 873c341 206 1982-693 550-873l-584 390 218 434z">
            <text:p/>
          </draw:path>
        </draw:g>
      </draw:page>
      <draw:page draw:name="page21" draw:style-name="dp1" draw:master-page-name="Default">
        <draw:g>
          <draw:path draw:style-name="gr2" draw:text-style-name="P1" draw:layer="layout" svg:width="27.522cm" svg:height="13.971cm" draw:transform="skewX (0.0120427718387609) rotate (2.0943951023932) translate (28.4706209184809cm 31.7980633307811cm)" svg:viewBox="0 0 27523 13972" svg:d="M0 5927c518 59 1039 24 1555 111 645 109 1300 191 1924 394 581 188 1201 187 1786 347 663 180 1369 181 2002 471 567 260 1181 332 1755 596 620 287 1293 443 1939 660 549 184 1007 544 1554 738 478 169 804 620 1277 799 539 204 789 781 1323 971 516 183 922 552 1478 659 545 106 1042 387 1539 627 489 237 1015 400 1447 754 439 360 1031 407 1555 580 511 169 1114 456 1586 174 765-457-350-1139-831-1221-549-94-1566-66-1539-627 26-533 945 469 1463 548 649 100 1285 280 1861 582 509 266 1036 484 1571 690 505 195 1697 433 1556-357-97-539-781-765-1247-1050-481-294-1043-426-1492-769-469-359-1057-320-1555-580-182-95-1779-524-461-314 565 90 1041 470 1600 596 513 117 955 401 1462 550 566 166 1149 230 1725 377 921 235 878-900 124-1001-568-77-1039-495-1539-784-492-284-978-547-1493-768-530-228-1254-1069-1662-565-299 368 1452 157 739-1001-461-749 1397 197 1372-734-15-589-733-796-1184-1080-455-288-1013-360-1493-612-567-297-1109-564-1647-925-514-345-1113-579-1723-690-584-107-1148-291-1740-332-550-38-1090-268-1648-142-580 131-1113-132-1678-205-613-80-1195-330-1801-457-749-156-1441-520-2186-691-799-183-1619-267-2416-456-505-119-986-335-1479-503-614-209-1231-418-1846-628-508-172-1016-345-1524-518l-262-141">
            <text:p/>
          </draw:path>
          <draw:path draw:style-name="gr2" draw:text-style-name="P1" draw:layer="layout" svg:width="3.67cm" svg:height="2.536cm" draw:transform="skewX (-0.235270383168836) rotate (-0.782954702444657) translate (24.1929608482932cm 7.19010783767801cm)" svg:viewBox="0 0 3671 2537" svg:d="M979 31c718-177 1164 449 1518 897 346 438 1134 660 1172 1201 54 789-1173 223-1625 48-501-194-914-550-1297-915l-470-313-277-223">
            <text:p/>
          </draw:path>
          <draw:path draw:style-name="gr2" draw:text-style-name="P1" draw:layer="layout" svg:width="4.122cm" svg:height="1.157cm" draw:transform="rotate (-1.37619211519753) translate (23.9563125384644cm 7.94327044357578cm)" svg:viewBox="0 0 4123 1158" svg:d="M117 0c594 9 1160 159 1749 191 716 38 1637-87 2101 268 656 500-936 513-1458 535-683 30-1347 211-2042 153h-467">
            <text:p/>
          </draw:path>
        </draw:g>
      </draw:page>
      <draw:page draw:name="page22" draw:style-name="dp1" draw:master-page-name="Default">
        <draw:g>
          <draw:path draw:style-name="gr2" draw:text-style-name="P1" draw:layer="layout" svg:width="27.522cm" svg:height="13.971cm" draw:transform="skewX (0.0120427718387609) rotate (2.26892802759263) translate (30.2460019390421cm 30.9797502044739cm)" svg:viewBox="0 0 27523 13972" svg:d="M0 5927c518 59 1039 24 1555 111 645 109 1300 191 1924 394 581 188 1201 187 1786 347 663 180 1369 181 2002 471 567 260 1181 332 1755 596 620 287 1293 443 1939 660 549 184 1007 544 1554 738 478 169 804 620 1277 799 539 204 789 781 1323 971 516 183 922 552 1478 659 545 106 1042 387 1539 627 489 237 1015 400 1447 754 439 360 1031 407 1555 580 511 169 1114 456 1586 174 765-457-350-1139-831-1221-549-94-1566-66-1539-627 26-533 945 469 1463 548 649 100 1285 280 1861 582 509 266 1036 484 1571 690 505 195 1697 433 1556-357-97-539-781-765-1247-1050-481-294-1043-426-1492-769-469-359-1057-320-1555-580-182-95-1779-524-461-314 565 90 1041 470 1600 596 513 117 955 401 1462 550 566 166 1149 230 1725 377 921 235 878-900 124-1001-568-77-1039-495-1539-784-492-284-978-547-1493-768-530-228-1254-1069-1662-565-299 368 1452 157 739-1001-461-749 1397 197 1372-734-15-589-733-796-1184-1080-455-288-1013-360-1493-612-567-297-1109-564-1647-925-514-345-1113-579-1723-690-584-107-1148-291-1740-332-550-38-1090-268-1648-142-580 131-1113-132-1678-205-613-80-1195-330-1801-457-749-156-1441-520-2186-691-799-183-1619-267-2416-456-505-119-986-335-1479-503-614-209-1231-418-1846-628-508-172-1016-345-1524-518l-262-141">
            <text:p/>
          </draw:path>
          <draw:path draw:style-name="gr2" draw:text-style-name="P1" draw:layer="layout" svg:width="3.67cm" svg:height="2.536cm" draw:transform="skewX (-0.235270383168836) rotate (-0.608421777245224) translate (21.7602025096842cm 7.48845272495335cm)" svg:viewBox="0 0 3671 2537" svg:d="M979 31c718-177 1164 449 1518 897 346 438 1134 660 1172 1201 54 789-1173 223-1625 48-501-194-914-550-1297-915l-470-313-277-223">
            <text:p/>
          </draw:path>
          <draw:path draw:style-name="gr2" draw:text-style-name="P1" draw:layer="layout" svg:width="4.122cm" svg:height="1.157cm" draw:transform="rotate (-1.2016591899981) translate (21.6579347334286cm 8.27126664627007cm)" svg:viewBox="0 0 4123 1158" svg:d="M117 0c594 9 1160 159 1749 191 716 38 1637-87 2101 268 656 500-936 513-1458 535-683 30-1347 211-2042 153h-467">
            <text:p/>
          </draw:path>
        </draw:g>
      </draw:page>
      <draw:page draw:name="page23" draw:style-name="dp1" draw:master-page-name="Default">
        <draw:g>
          <draw:path draw:style-name="gr2" draw:text-style-name="P1" draw:layer="layout" svg:width="27.522cm" svg:height="13.971cm" draw:transform="skewX (0.0120427718387609) rotate (2.44346095279206) translate (32.5365675233653cm 29.8093322763859cm)" svg:viewBox="0 0 27523 13972" svg:d="M0 5927c518 59 1039 24 1555 111 645 109 1300 191 1924 394 581 188 1201 187 1786 347 663 180 1369 181 2002 471 567 260 1181 332 1755 596 620 287 1293 443 1939 660 549 184 1007 544 1554 738 478 169 804 620 1277 799 539 204 789 781 1323 971 516 183 922 552 1478 659 545 106 1042 387 1539 627 489 237 1015 400 1447 754 439 360 1031 407 1555 580 511 169 1114 456 1586 174 765-457-350-1139-831-1221-549-94-1566-66-1539-627 26-533 945 469 1463 548 649 100 1285 280 1861 582 509 266 1036 484 1571 690 505 195 1697 433 1556-357-97-539-781-765-1247-1050-481-294-1043-426-1492-769-469-359-1057-320-1555-580-182-95-1779-524-461-314 565 90 1041 470 1600 596 513 117 955 401 1462 550 566 166 1149 230 1725 377 921 235 878-900 124-1001-568-77-1039-495-1539-784-492-284-978-547-1493-768-530-228-1254-1069-1662-565-299 368 1452 157 739-1001-461-749 1397 197 1372-734-15-589-733-796-1184-1080-455-288-1013-360-1493-612-567-297-1109-564-1647-925-514-345-1113-579-1723-690-584-107-1148-291-1740-332-550-38-1090-268-1648-142-580 131-1113-132-1678-205-613-80-1195-330-1801-457-749-156-1441-520-2186-691-799-183-1619-267-2416-456-505-119-986-335-1479-503-614-209-1231-418-1846-628-508-172-1016-345-1524-518l-262-141">
            <text:p/>
          </draw:path>
          <draw:path draw:style-name="gr2" draw:text-style-name="P1" draw:layer="layout" svg:width="3.67cm" svg:height="2.536cm" draw:transform="skewX (-0.235270383168836) rotate (-0.433888852045791) translate (20.1004654564765cm 8.14846399719299cm)" svg:viewBox="0 0 3671 2537" svg:d="M979 31c718-177 1164 449 1518 897 346 438 1134 660 1172 1201 54 789-1173 223-1625 48-501-194-914-550-1297-915l-470-313-277-223">
            <text:p/>
          </draw:path>
          <draw:path draw:style-name="gr2" draw:text-style-name="P1" draw:layer="layout" svg:width="4.122cm" svg:height="1.157cm" draw:transform="rotate (-1.02712626479866) translate (20.1356855684256cm 8.93714382905243cm)" svg:viewBox="0 0 4123 1158" svg:d="M117 0c594 9 1160 159 1749 191 716 38 1637-87 2101 268 656 500-936 513-1458 535-683 30-1347 211-2042 153h-467">
            <text:p/>
          </draw:path>
        </draw:g>
      </draw:page>
      <draw:page draw:name="page24" draw:style-name="dp1" draw:master-page-name="Default">
        <draw:g>
          <draw:path draw:style-name="gr2" draw:text-style-name="P1" draw:layer="layout" svg:width="27.522cm" svg:height="13.971cm" draw:transform="skewX (0.012042771838761) rotate (2.61799387799149) translate (33.9152613839812cm 28.5435495192619cm)" svg:viewBox="0 0 27523 13972" svg:d="M0 5927c518 59 1039 24 1555 111 645 109 1300 191 1924 394 581 188 1201 187 1786 347 663 180 1369 181 2002 471 567 260 1181 332 1755 596 620 287 1293 443 1939 660 549 184 1007 544 1554 738 478 169 804 620 1277 799 539 204 789 781 1323 971 516 183 922 552 1478 659 545 106 1042 387 1539 627 489 237 1015 400 1447 754 439 360 1031 407 1555 580 511 169 1114 456 1586 174 765-457-350-1139-831-1221-549-94-1566-66-1539-627 26-533 945 469 1463 548 649 100 1285 280 1861 582 509 266 1036 484 1571 690 505 195 1697 433 1556-357-97-539-781-765-1247-1050-481-294-1043-426-1492-769-469-359-1057-320-1555-580-182-95-1779-524-461-314 565 90 1041 470 1600 596 513 117 955 401 1462 550 566 166 1149 230 1725 377 921 235 878-900 124-1001-568-77-1039-495-1539-784-492-284-978-547-1493-768-530-228-1254-1069-1662-565-299 368 1452 157 739-1001-461-749 1397 197 1372-734-15-589-733-796-1184-1080-455-288-1013-360-1493-612-567-297-1109-564-1647-925-514-345-1113-579-1723-690-584-107-1148-291-1740-332-550-38-1090-268-1648-142-580 131-1113-132-1678-205-613-80-1195-330-1801-457-749-156-1441-520-2186-691-799-183-1619-267-2416-456-505-119-986-335-1479-503-614-209-1231-418-1846-628-508-172-1016-345-1524-518l-262-141">
            <text:p/>
          </draw:path>
          <draw:path draw:style-name="gr2" draw:text-style-name="P1" draw:layer="layout" svg:width="3.67cm" svg:height="2.536cm" draw:transform="skewX (-0.235270383168836) rotate (-0.259355926846358) translate (17.9067213478927cm 9.37126496213168cm)" svg:viewBox="0 0 3671 2537" svg:d="M979 31c718-177 1164 449 1518 897 346 438 1134 660 1172 1201 54 789-1173 223-1625 48-501-194-914-550-1297-915l-470-313-277-223">
            <text:p/>
          </draw:path>
          <draw:path draw:style-name="gr2" draw:text-style-name="P1" draw:layer="layout" svg:width="4.122cm" svg:height="1.157cm" draw:transform="rotate (-0.85259333959923) translate (18.0783592027672cm 10.1418470669341cm)" svg:viewBox="0 0 4123 1158" svg:d="M117 0c594 9 1160 159 1749 191 716 38 1637-87 2101 268 656 500-936 513-1458 535-683 30-1347 211-2042 153h-467">
            <text:p/>
          </draw:path>
        </draw:g>
      </draw:page>
      <draw:page draw:name="page25" draw:style-name="dp1" draw:master-page-name="Default">
        <draw:g>
          <draw:path draw:style-name="gr2" draw:text-style-name="P1" draw:layer="layout" svg:width="27.522cm" svg:height="13.971cm" draw:transform="skewX (0.0120427718387609) rotate (2.79252680319093) translate (35.481886946634cm 26.6591629244829cm)" svg:viewBox="0 0 27523 13972" svg:d="M0 5927c518 59 1039 24 1555 111 645 109 1300 191 1924 394 581 188 1201 187 1786 347 663 180 1369 181 2002 471 567 260 1181 332 1755 596 620 287 1293 443 1939 660 549 184 1007 544 1554 738 478 169 804 620 1277 799 539 204 789 781 1323 971 516 183 922 552 1478 659 545 106 1042 387 1539 627 489 237 1015 400 1447 754 439 360 1031 407 1555 580 511 169 1114 456 1586 174 765-457-350-1139-831-1221-549-94-1566-66-1539-627 26-533 945 469 1463 548 649 100 1285 280 1861 582 509 266 1036 484 1571 690 505 195 1697 433 1556-357-97-539-781-765-1247-1050-481-294-1043-426-1492-769-469-359-1057-320-1555-580-182-95-1779-524-461-314 565 90 1041 470 1600 596 513 117 955 401 1462 550 566 166 1149 230 1725 377 921 235 878-900 124-1001-568-77-1039-495-1539-784-492-284-978-547-1493-768-530-228-1254-1069-1662-565-299 368 1452 157 739-1001-461-749 1397 197 1372-734-15-589-733-796-1184-1080-455-288-1013-360-1493-612-567-297-1109-564-1647-925-514-345-1113-579-1723-690-584-107-1148-291-1740-332-550-38-1090-268-1648-142-580 131-1113-132-1678-205-613-80-1195-330-1801-457-749-156-1441-520-2186-691-799-183-1619-267-2416-456-505-119-986-335-1479-503-614-209-1231-418-1846-628-508-172-1016-345-1524-518l-262-141">
            <text:p/>
          </draw:path>
          <draw:path draw:style-name="gr2" draw:text-style-name="P1" draw:layer="layout" svg:width="3.67cm" svg:height="2.536cm" draw:transform="skewX (-0.235270383168836) rotate (-0.0848230016469247) translate (16.3873203296302cm 10.5580022540396cm)" svg:viewBox="0 0 3671 2537" svg:d="M979 31c718-177 1164 449 1518 897 346 438 1134 660 1172 1201 54 789-1173 223-1625 48-501-194-914-550-1297-915l-470-313-277-223">
            <text:p/>
          </draw:path>
          <draw:path draw:style-name="gr2" draw:text-style-name="P1" draw:layer="layout" svg:width="4.122cm" svg:height="1.157cm" draw:transform="rotate (-0.678060414399798) translate (16.6901607980627cm 11.2870728844638cm)" svg:viewBox="0 0 4123 1158" svg:d="M117 0c594 9 1160 159 1749 191 716 38 1637-87 2101 268 656 500-936 513-1458 535-683 30-1347 211-2042 153h-467">
            <text:p/>
          </draw:path>
        </draw:g>
      </draw:page>
      <draw:page draw:name="page26" draw:style-name="dp1" draw:master-page-name="Default">
        <draw:g>
          <draw:path draw:style-name="gr2" draw:text-style-name="P1" draw:layer="layout" svg:width="27.522cm" svg:height="13.971cm" draw:transform="skewX (0.0120427718387609) rotate (2.96705972839036) translate (36.9842837711095cm 25.8139596140812cm)" svg:viewBox="0 0 27523 13972" svg:d="M0 5927c518 59 1039 24 1555 111 645 109 1300 191 1924 394 581 188 1201 187 1786 347 663 180 1369 181 2002 471 567 260 1181 332 1755 596 620 287 1293 443 1939 660 549 184 1007 544 1554 738 478 169 804 620 1277 799 539 204 789 781 1323 971 516 183 922 552 1478 659 545 106 1042 387 1539 627 489 237 1015 400 1447 754 439 360 1031 407 1555 580 511 169 1114 456 1586 174 765-457-350-1139-831-1221-549-94-1566-66-1539-627 26-533 945 469 1463 548 649 100 1285 280 1861 582 509 266 1036 484 1571 690 505 195 1697 433 1556-357-97-539-781-765-1247-1050-481-294-1043-426-1492-769-469-359-1057-320-1555-580-182-95-1779-524-461-314 565 90 1041 470 1600 596 513 117 955 401 1462 550 566 166 1149 230 1725 377 921 235 878-900 124-1001-568-77-1039-495-1539-784-492-284-978-547-1493-768-530-228-1254-1069-1662-565-299 368 1452 157 739-1001-461-749 1397 197 1372-734-15-589-733-796-1184-1080-455-288-1013-360-1493-612-567-297-1109-564-1647-925-514-345-1113-579-1723-690-584-107-1148-291-1740-332-550-38-1090-268-1648-142-580 131-1113-132-1678-205-613-80-1195-330-1801-457-749-156-1441-520-2186-691-799-183-1619-267-2416-456-505-119-986-335-1479-503-614-209-1231-418-1846-628-508-172-1016-345-1524-518l-262-141">
            <text:p/>
          </draw:path>
          <draw:path draw:style-name="gr2" draw:text-style-name="P1" draw:layer="layout" svg:width="3.67cm" svg:height="2.536cm" draw:transform="skewX (-0.235270383168836) rotate (0.0897099235525086) translate (15.3838693175312cm 13.2731484497159cm)" svg:viewBox="0 0 3671 2537" svg:d="M979 31c718-177 1164 449 1518 897 346 438 1134 660 1172 1201 54 789-1173 223-1625 48-501-194-914-550-1297-915l-470-313-277-223">
            <text:p/>
          </draw:path>
          <draw:path draw:style-name="gr2" draw:text-style-name="P1" draw:layer="layout" svg:width="4.122cm" svg:height="1.157cm" draw:transform="rotate (-0.503527489200365) translate (15.808710745133cm 13.9385551635841cm)" svg:viewBox="0 0 4123 1158" svg:d="M117 0c594 9 1160 159 1749 191 716 38 1637-87 2101 268 656 500-936 513-1458 535-683 30-1347 211-2042 153h-467">
            <text:p/>
          </draw:path>
        </draw:g>
      </draw:page>
      <draw:page draw:name="page27" draw:style-name="dp1" draw:master-page-name="Default">
        <draw:g>
          <draw:path draw:style-name="gr2" draw:text-style-name="P1" draw:layer="layout" svg:width="27.525cm" svg:height="13.978cm" draw:transform="skewX (0.0111701072127637) rotate (-2.96705972839036) translate (37.651251741258cm 23.0474379255223cm)" svg:viewBox="0 0 27526 13979" svg:d="M0 5927c518 59 1039 24 1555 111 645 109 1301 192 1925 395 581 188 1201 187 1786 347 663 180 1369 182 2002 472 567 260 1181 332 1755 596 620 287 1293 444 1939 661 549 184 1007 544 1554 738 478 169 803 621 1276 800 539 204 789 781 1323 971 516 183 922 552 1478 659 545 107 1042 388 1538 628 489 237 1015 400 1447 754 439 360 1031 408 1555 581 511 169 1114 456 1586 174 766-457-349-1139-830-1221-549-94-1566-66-1539-627 27-533 945 469 1463 548 649 100 1286 280 1861 582 509 267 1036 485 1571 691 505 195 1697 433 1557-357-96-539-780-765-1246-1050-481-294-1043-426-1492-769-469-360-1057-321-1555-581-182-95-1779-524-461-314 565 90 1041 470 1600 596 513 118 955 402 1462 551 566 166 1149 230 1725 377 921 236 879-899 125-1001-568-77-1039-495-1539-784-491-284-977-547-1492-769-530-228-1254-1069-1662-565-300 368 1452 157 740-1001-461-749 1397 198 1373-733-14-590-732-797-1183-1081-455-288-1013-360-1493-612-567-297-1109-565-1647-926-514-345-1113-579-1723-690-584-107-1148-292-1740-333-550-38-1090-268-1648-142-581 131-1113-133-1679-206-613-80-1195-330-1801-457-749-156-1441-521-2186-692-799-183-1619-267-2416-457-505-119-986-335-1479-503-614-209-1231-418-1846-628-508-173-1016-346-1524-519l-262-141">
            <text:p/>
          </draw:path>
          <draw:path draw:style-name="gr2" draw:text-style-name="P1" draw:layer="layout" svg:width="3.676cm" svg:height="2.537cm" draw:transform="skewX (-0.231779724664847) rotate (0.438601241026175) translate (13.0539779285308cm 18.6455394120969cm)" svg:viewBox="0 0 3677 2538" svg:d="M977 31c717-177 1165 449 1521 897 348 438 1137 660 1177 1201 57 790-1172 223-1625 48-502-194-916-550-1301-915l-471-313-278-223">
            <text:p/>
          </draw:path>
          <draw:path draw:style-name="gr2" draw:text-style-name="P1" draw:layer="layout" svg:width="4.123cm" svg:height="1.157cm" draw:transform="rotate (-0.154636171726698) translate (13.6782655835638cm 19.1266960882993cm)" svg:viewBox="0 0 4124 1158" svg:d="M117 0c594 9 1160 159 1750 191 716 38 1637-87 2101 268 657 500-936 513-1458 535-683 30-1348 211-2043 153h-467">
            <text:p/>
          </draw:path>
        </draw:g>
      </draw:page>
      <draw:page draw:name="page28" draw:style-name="dp1" draw:master-page-name="Default">
        <draw:g>
          <draw:path draw:style-name="gr2" draw:text-style-name="P1" draw:layer="layout" svg:width="27.522cm" svg:height="13.971cm" draw:transform="skewX (0.0120427718387609) rotate (-2.81259808958886) translate (37.3244855491731cm 20.7419001115859cm)" svg:viewBox="0 0 27523 13972" svg:d="M0 5927c518 59 1039 24 1555 111 645 109 1300 191 1924 394 581 188 1201 187 1786 347 663 180 1369 181 2002 471 567 260 1181 332 1755 596 620 287 1293 443 1939 660 549 184 1007 544 1554 738 478 169 804 620 1277 799 539 204 789 781 1323 971 516 183 922 552 1478 659 545 106 1042 387 1539 627 489 237 1015 400 1447 754 439 360 1031 407 1555 580 511 169 1114 456 1586 174 765-457-350-1139-831-1221-549-94-1566-66-1539-627 26-533 945 469 1463 548 649 100 1285 280 1861 582 509 266 1036 484 1571 690 505 195 1697 433 1556-357-97-539-781-765-1247-1050-481-294-1043-426-1492-769-469-359-1057-320-1555-580-182-95-1779-524-461-314 565 90 1041 470 1600 596 513 117 955 401 1462 550 566 166 1149 230 1725 377 921 235 878-900 124-1001-568-77-1039-495-1539-784-492-284-978-547-1493-768-530-228-1254-1069-1662-565-299 368 1452 157 739-1001-461-749 1397 197 1372-734-15-589-733-796-1184-1080-455-288-1013-360-1493-612-567-297-1109-564-1647-925-514-345-1113-579-1723-690-584-107-1148-291-1740-332-550-38-1090-268-1648-142-580 131-1113-132-1678-205-613-80-1195-330-1801-457-749-156-1441-520-2186-691-799-183-1619-267-2416-456-505-119-986-335-1479-503-614-209-1231-418-1846-628-508-172-1016-345-1524-518l-262-141">
            <text:p/>
          </draw:path>
          <draw:path draw:style-name="gr2" draw:text-style-name="P1" draw:layer="layout" svg:width="3.67cm" svg:height="2.536cm" draw:transform="skewX (-0.235270383168836) rotate (0.593237412752873) translate (12.3538165099942cm 20.1801733431176cm)" svg:viewBox="0 0 3671 2537" svg:d="M979 31c718-177 1164 449 1518 897 346 438 1134 660 1172 1201 54 789-1173 223-1625 48-501-194-914-550-1297-915l-470-313-277-223">
            <text:p/>
          </draw:path>
          <draw:path draw:style-name="gr2" draw:text-style-name="P1" draw:layer="layout" svg:width="4.122cm" svg:height="1.157cm" svg:x="13.047cm" svg:y="20.558cm" svg:viewBox="0 0 4123 1158" svg:d="M117 0c594 9 1160 159 1749 191 716 38 1637-87 2101 268 656 500-936 513-1458 535-683 30-1347 211-2042 153h-467">
            <text:p/>
          </draw:path>
        </draw:g>
        <draw:g>
          <draw:path draw:style-name="gr2" draw:text-style-name="P1" draw:layer="layout" svg:width="2.506cm" svg:height="4.827cm" draw:transform="rotate (-3.14159265358979) translate (5.7928134631996cm 11.6237068016914cm)" svg:viewBox="0 0 2507 4828" svg:d="M264 4828c659-31 1416 23 1926-504 1001-1033-637-1890-1234-2083-655-211-1425-1370-593-1895 521-328 1143-446 1729-252l197 127">
            <text:p/>
          </draw:path>
          <draw:path draw:style-name="gr2" draw:text-style-name="P1" draw:layer="layout" svg:width="2.672cm" svg:height="4.69cm" svg:x="6.804cm" svg:y="6.649cm" svg:viewBox="0 0 2673 4691" svg:d="M2673 777c-677-327-1504-1164-2172-569-531 475-598 1556-395 2337 202 774 777 1283 1333 1642l642 378 494 126v-568">
            <text:p/>
          </draw:path>
          <draw:path draw:style-name="gr2" draw:text-style-name="P1" draw:layer="layout" svg:width="4.006cm" svg:height="1.622cm" draw:transform="skewX (-0.233525053916841) rotate (-1.03690010860983) translate (11.1562043250759cm 7.1740970873786cm)" svg:viewBox="0 0 4007 1623" svg:d="M0 0c906 168 1656 706 2560 893l502 279 771 396 174 55">
            <text:p/>
          </draw:path>
          <draw:path draw:style-name="gr2" draw:text-style-name="P1" draw:layer="layout" svg:width="3.558cm" svg:height="4.224cm" draw:transform="skewX (-0.225671072282867) rotate (2.43368710898089) translate (14.4467849058112cm 12.5713780826031cm)" svg:viewBox="0 0 3559 4225" svg:d="M1714 4225c937-157 2010-1103 1824-2068-235-1212-1895-265-2742-331-2024-158 436-912 566-1794l45-32">
            <text:p/>
          </draw:path>
          <draw:path draw:style-name="gr2" draw:text-style-name="P1" draw:layer="layout" svg:width="2.678cm" svg:height="4.12cm" svg:x="16.475cm" svg:y="7.599cm" svg:viewBox="0 0 2679 4121" svg:d="M2679 460c-868 214-2191-1180-2617 62-407 1188 1295 1150 1729 2020 560 1123-764 1085-1186 1516l-493 63">
            <text:p/>
          </draw:path>
          <draw:path draw:style-name="gr2" draw:text-style-name="P1" draw:layer="layout" svg:width="2.948cm" svg:height="3.862cm" svg:x="20.336cm" svg:y="8.31cm" svg:viewBox="0 0 2949 3863" svg:d="M1139 0c-435 552-1088 1021-1136 1893-70 1272 1171 1808 1925 1957 776 154 1321-1085 839-2082-323-667-723-1337-1332-1389h-445">
            <text:p/>
          </draw:path>
          <draw:path draw:style-name="gr2" draw:text-style-name="P1" draw:layer="layout" svg:width="2.978cm" svg:height="4.924cm" svg:x="24.719cm" svg:y="7.678cm" svg:viewBox="0 0 2979 4925" svg:d="M14 633c-119 440 585 3837 246 1388-112-813 59-2048 840-2021 731 26 2170 593 1827 1895-308 1167-4285-811-1630 758 729 430 1635 840 1630 1893l-50 379">
            <text:p/>
          </draw:path>
          <draw:path draw:style-name="gr2" draw:text-style-name="P1" draw:layer="layout" svg:width="2.118cm" svg:height="4.485cm" draw:transform="rotate (-3.14159265358979) translate (30.2745099534997cm 13.0444854368932cm)" svg:viewBox="0 0 2119 4486" svg:d="M259 4419c718 244 1649-193 1828-1011 268-1227-1217-1236-1828-1830-769-748 370-1475 890-1578">
            <text:p/>
          </draw:path>
          <draw:path draw:style-name="gr2" draw:text-style-name="P1" draw:layer="layout" svg:width="4.179cm" svg:height="0.115cm" draw:transform="skewX (-0.0808087443673375) rotate (-1.44094383044652) translate (31.9892924000146cm 8.3735145631068cm)" svg:viewBox="0 0 4180 116" svg:d="M0 0c960 187 1939 94 2911 82l640-16 629 32">
            <text:p/>
          </draw:path>
          <draw:path draw:style-name="gr2" draw:text-style-name="P1" draw:layer="layout" svg:width="1.161cm" svg:height="1.338cm" draw:transform="skewX (0.237713844121628) rotate (-2.11656078389352) translate (33.5563472321272cm 13.6498275201438cm)" svg:viewBox="0 0 1162 1339" svg:d="M358 1081c1178 618 980-1406-67-1035l-291 613 220 520 62 160">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5.3cm" fo:page-height="2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20T21:15:15.088402801</meta:creation-date>
    <dc:date>2017-11-20T22:23:43.563238623</dc:date>
    <meta:editing-duration>PT32M26S</meta:editing-duration>
    <meta:editing-cycles>7</meta:editing-cycles>
    <meta:generator>LibreOffice/5.1.6.2$Linux_X86_64 LibreOffice_project/10m0$Build-2</meta:generator>
    <meta:document-statistic meta:object-count="145"/>
  </office:meta>
</office:document-meta>
</file>